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Courier" svg:font-family="Courier" style:font-family-generic="system" style:font-pitch="variable" svg:panose-1="0 0 0 0 0 0 0 0 0 0"/>
    <style:font-face style:name="Times" svg:font-family="Times" style:font-family-generic="system" style:font-pitch="variable" svg:panose-1="0 0 5 0 0 0 0 2 0 0"/>
    <style:font-face style:name="Monaco" svg:font-family="Monaco"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1" style:master-page-name="MP0" style:family="paragraph">
      <style:paragraph-properties fo:break-before="page" fo:text-align="center"/>
    </style:style>
    <style:style style:name="P2" style:parent-style-name="TOC2" style:family="paragraph">
      <style:paragraph-properties>
        <style:tab-stops>
          <style:tab-stop style:type="right" style:leader-style="dotted" style:leader-text="." style:position="5.7569in"/>
        </style:tab-stops>
      </style:paragraph-properties>
    </style:style>
    <style:style style:name="P3" style:parent-style-name="ContentsHeading" style:family="paragraph">
      <style:paragraph-properties>
        <style:tab-stops>
          <style:tab-stop style:type="right" style:leader-style="dotted" style:leader-text="." style:position="6.5in"/>
        </style:tab-stops>
      </style:paragraph-properties>
    </style:style>
    <style:style style:name="P4" style:parent-style-name="TOC1" style:family="paragraph">
      <style:paragraph-properties>
        <style:tab-stops>
          <style:tab-stop style:type="right" style:leader-style="dotted" style:leader-text="." style:position="5.7638in"/>
        </style:tab-stops>
      </style:paragraph-properties>
    </style:style>
    <style:style style:name="P5" style:parent-style-name="TOC2" style:family="paragraph">
      <style:paragraph-properties>
        <style:tab-stops>
          <style:tab-stop style:type="right" style:leader-style="dotted" style:leader-text="." style:position="5.7638in"/>
        </style:tab-stops>
      </style:paragraph-properties>
    </style:style>
    <style:style style:name="P6" style:parent-style-name="TOC2" style:family="paragraph">
      <style:paragraph-properties>
        <style:tab-stops>
          <style:tab-stop style:type="right" style:leader-style="dotted" style:leader-text="." style:position="5.7638in"/>
        </style:tab-stops>
      </style:paragraph-properties>
    </style:style>
    <style:style style:name="P7" style:parent-style-name="TOC2" style:family="paragraph">
      <style:paragraph-properties>
        <style:tab-stops>
          <style:tab-stop style:type="right" style:leader-style="dotted" style:leader-text="." style:position="5.7638in"/>
        </style:tab-stops>
      </style:paragraph-properties>
    </style:style>
    <style:style style:name="P8" style:parent-style-name="TOC2" style:family="paragraph">
      <style:paragraph-properties>
        <style:tab-stops>
          <style:tab-stop style:type="right" style:leader-style="dotted" style:leader-text="." style:position="5.7638in"/>
        </style:tab-stops>
      </style:paragraph-properties>
    </style:style>
    <style:style style:name="P9" style:parent-style-name="TOC2" style:family="paragraph">
      <style:paragraph-properties>
        <style:tab-stops>
          <style:tab-stop style:type="right" style:leader-style="dotted" style:leader-text="." style:position="5.7638in"/>
        </style:tab-stops>
      </style:paragraph-properties>
    </style:style>
    <style:style style:name="P10" style:parent-style-name="TOC2" style:family="paragraph">
      <style:paragraph-properties>
        <style:tab-stops>
          <style:tab-stop style:type="right" style:leader-style="dotted" style:leader-text="." style:position="5.7638in"/>
        </style:tab-stops>
      </style:paragraph-properties>
    </style:style>
    <style:style style:name="P11" style:parent-style-name="TOC2" style:family="paragraph">
      <style:paragraph-properties>
        <style:tab-stops>
          <style:tab-stop style:type="right" style:leader-style="dotted" style:leader-text="." style:position="5.7638in"/>
        </style:tab-stops>
      </style:paragraph-properties>
    </style:style>
    <style:style style:name="P12" style:parent-style-name="TOC2" style:family="paragraph">
      <style:paragraph-properties>
        <style:tab-stops>
          <style:tab-stop style:type="right" style:leader-style="dotted" style:leader-text="." style:position="5.7638in"/>
        </style:tab-stops>
      </style:paragraph-properties>
    </style:style>
    <style:style style:name="P13" style:parent-style-name="TOC2" style:family="paragraph">
      <style:paragraph-properties>
        <style:tab-stops>
          <style:tab-stop style:type="right" style:leader-style="dotted" style:leader-text="." style:position="5.7638in"/>
        </style:tab-stops>
      </style:paragraph-properties>
    </style:style>
    <style:style style:name="P14" style:parent-style-name="TOC2" style:family="paragraph">
      <style:paragraph-properties>
        <style:tab-stops>
          <style:tab-stop style:type="right" style:leader-style="dotted" style:leader-text="." style:position="5.7638in"/>
        </style:tab-stops>
      </style:paragraph-properties>
    </style:style>
    <style:style style:name="P15" style:parent-style-name="TOC2" style:family="paragraph">
      <style:paragraph-properties>
        <style:tab-stops>
          <style:tab-stop style:type="right" style:leader-style="dotted" style:leader-text="." style:position="5.7638in"/>
        </style:tab-stops>
      </style:paragraph-properties>
    </style:style>
    <style:style style:name="P16" style:parent-style-name="TOC2" style:family="paragraph">
      <style:paragraph-properties>
        <style:tab-stops>
          <style:tab-stop style:type="right" style:leader-style="dotted" style:leader-text="." style:position="5.7638in"/>
        </style:tab-stops>
      </style:paragraph-properties>
    </style:style>
    <style:style style:name="P17" style:parent-style-name="TOC2" style:family="paragraph">
      <style:paragraph-properties>
        <style:tab-stops>
          <style:tab-stop style:type="right" style:leader-style="dotted" style:leader-text="." style:position="5.7638in"/>
        </style:tab-stops>
      </style:paragraph-properties>
    </style:style>
    <style:style style:name="P18" style:parent-style-name="TOC2" style:family="paragraph">
      <style:paragraph-properties>
        <style:tab-stops>
          <style:tab-stop style:type="right" style:leader-style="dotted" style:leader-text="." style:position="5.7638in"/>
        </style:tab-stops>
      </style:paragraph-properties>
    </style:style>
    <style:style style:name="P19" style:parent-style-name="TOC2" style:family="paragraph">
      <style:paragraph-properties>
        <style:tab-stops>
          <style:tab-stop style:type="right" style:leader-style="dotted" style:leader-text="." style:position="5.7638in"/>
        </style:tab-stops>
      </style:paragraph-properties>
    </style:style>
    <style:style style:name="P20" style:parent-style-name="Normal" style:family="paragraph"/>
    <style:style style:name="P21" style:parent-style-name="Normal" style:family="paragraph"/>
    <style:style style:name="P22" style:parent-style-name="Normal" style:family="paragraph"/>
    <style:style style:name="P23" style:parent-style-name="Normal" style:family="paragraph"/>
    <style:style style:name="P24" style:parent-style-name="Normal" style:family="paragraph"/>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style style:name="P29" style:parent-style-name="Normal" style:family="paragraph"/>
    <style:style style:name="P30" style:parent-style-name="Normal" style:family="paragraph"/>
    <style:style style:name="P31" style:parent-style-name="Normal" style:family="paragraph"/>
    <style:style style:name="P32" style:parent-style-name="Normal" style:family="paragraph"/>
    <style:style style:name="P33" style:parent-style-name="Normal" style:family="paragraph"/>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style:font-name="Courier New"/>
    </style:style>
    <style:style style:name="P44" style:parent-style-name="Normal" style:family="paragraph"/>
    <style:style style:name="T45" style:parent-style-name="DefaultParagraphFont" style:family="text">
      <style:text-properties style:font-name="Courier New"/>
    </style:style>
    <style:style style:name="P46" style:parent-style-name="Normal" style:family="paragraph"/>
    <style:style style:name="T47" style:parent-style-name="DefaultParagraphFont" style:family="text">
      <style:text-properties style:font-name="Courier New" style:font-name-asian="Courier" style:font-name-complex="Courier" fo:color="#000000"/>
    </style:style>
    <style:style style:name="T48" style:parent-style-name="DefaultParagraphFont" style:family="text">
      <style:text-properties style:font-name="Courier New" style:font-name-asian="Courier" style:font-name-complex="Courier" fo:color="#000000"/>
    </style:style>
    <style:style style:name="T49" style:parent-style-name="DefaultParagraphFont" style:family="text">
      <style:text-properties style:font-name-asian="Courier" style:font-name-complex="Courier" fo:color="#000000"/>
    </style:style>
    <style:style style:name="P50" style:parent-style-name="Normal" style:family="paragraph"/>
    <style:style style:name="P51" style:parent-style-name="Normal" style:family="paragraph"/>
    <style:style style:name="T52" style:parent-style-name="DefaultParagraphFont" style:family="text">
      <style:text-properties style:font-name="Courier New" style:font-name-complex="Times" style:font-weight-complex="bold" fo:font-size="10pt" style:font-size-asian="10pt" style:font-size-complex="13pt" fo:language="en" fo:country="US"/>
    </style:style>
    <style:style style:name="P53" style:parent-style-name="Normal" style:family="paragraph"/>
    <style:style style:name="T54" style:parent-style-name="DefaultParagraphFont" style:family="text">
      <style:text-properties style:font-name="Courier New" style:font-name-complex="Times" style:font-weight-complex="bold" fo:font-size="10pt" style:font-size-asian="10pt" style:font-size-complex="13pt" fo:language="en" fo:country="US"/>
    </style:style>
    <style:style style:name="P55" style:parent-style-name="Normal" style:family="paragraph"/>
    <style:style style:name="T56" style:parent-style-name="DefaultParagraphFont" style:family="text">
      <style:text-properties style:font-name="Courier New" style:font-name-complex="Times" style:font-weight-complex="bold" fo:font-size="10pt" style:font-size-asian="10pt" style:font-size-complex="13pt" fo:language="en" fo:country="US"/>
    </style:style>
    <style:style style:name="P57" style:parent-style-name="Normal" style:family="paragraph"/>
    <style:style style:name="T58" style:parent-style-name="DefaultParagraphFont" style:family="text">
      <style:text-properties style:font-name="Courier New" style:font-name-complex="Times" style:font-weight-complex="bold" fo:font-size="10pt" style:font-size-asian="10pt" style:font-size-complex="13pt" fo:language="en" fo:country="US"/>
    </style:style>
    <style:style style:name="P59" style:parent-style-name="Normal" style:family="paragraph"/>
    <style:style style:name="T60" style:parent-style-name="DefaultParagraphFont" style:family="text">
      <style:text-properties style:font-name="Courier New" style:font-name-asian="Monaco" style:font-name-complex="Times" style:font-weight-complex="bold" fo:color="#000000" fo:font-size="10pt" style:font-size-asian="10pt" style:font-size-complex="13pt" fo:language="en" fo:country="US"/>
    </style:style>
    <style:style style:name="T61" style:parent-style-name="DefaultParagraphFont" style:family="text">
      <style:text-properties style:font-name="Courier New" style:font-name-asian="Monaco" style:font-name-complex="Monaco" style:font-weight-complex="bold" fo:color="#000000" fo:font-size="11pt" style:font-size-asian="11pt" style:font-size-complex="11pt" fo:language="en" fo:country="US"/>
    </style:style>
    <style:style style:name="P62" style:parent-style-name="Normal" style:family="paragraph"/>
    <style:style style:name="T63" style:parent-style-name="DefaultParagraphFont" style:family="text">
      <style:text-properties style:font-name="Courier New" style:font-name-complex="Times" style:font-weight-complex="bold" fo:font-size="10pt" style:font-size-asian="10pt" style:font-size-complex="13pt" fo:language="en" fo:country="US"/>
    </style:style>
    <style:style style:name="P64" style:parent-style-name="Normal" style:family="paragraph"/>
    <style:style style:name="T65" style:parent-style-name="DefaultParagraphFont" style:family="text">
      <style:text-properties style:font-name="Courier New" style:font-name-complex="Times" style:font-weight-complex="bold" fo:font-size="10pt" style:font-size-asian="10pt" style:font-size-complex="13pt" fo:language="en" fo:country="US"/>
    </style:style>
    <style:style style:name="P66" style:parent-style-name="Normal" style:family="paragraph"/>
    <style:style style:name="T67" style:parent-style-name="DefaultParagraphFont" style:family="text">
      <style:text-properties style:font-name="Courier New" style:font-name-asian="Monaco" style:font-name-complex="Times" style:font-weight-complex="bold" fo:color="#000000" fo:font-size="10pt" style:font-size-asian="10pt" style:font-size-complex="13pt" fo:language="en" fo:country="US"/>
    </style:style>
    <style:style style:name="T68" style:parent-style-name="DefaultParagraphFont" style:family="text">
      <style:text-properties style:font-name="Courier New" style:font-name-asian="Monaco" style:font-name-complex="Monaco" style:font-weight-complex="bold" fo:color="#000000" fo:font-size="11pt" style:font-size-asian="11pt" style:font-size-complex="11pt" fo:language="en" fo:country="US"/>
    </style:style>
    <style:style style:name="T69" style:parent-style-name="DefaultParagraphFont" style:family="text">
      <style:text-properties style:font-name="Courier New" style:font-name-asian="Monaco" style:font-name-complex="Monaco" style:font-weight-complex="bold" fo:color="#000000" fo:font-size="11pt" style:font-size-asian="11pt" style:font-size-complex="11pt" fo:language="en" fo:country="US"/>
    </style:style>
    <style:style style:name="P70" style:parent-style-name="Normal" style:family="paragraph"/>
    <style:style style:name="T71" style:parent-style-name="DefaultParagraphFont" style:family="text">
      <style:text-properties style:font-name="Courier New" style:font-name-complex="Times" style:font-weight-complex="bold" fo:font-size="10pt" style:font-size-asian="10pt" style:font-size-complex="13pt" fo:language="en" fo:country="US"/>
    </style:style>
    <style:style style:name="P72" style:parent-style-name="Normal" style:family="paragraph"/>
    <style:style style:name="T73" style:parent-style-name="DefaultParagraphFont" style:family="text">
      <style:text-properties style:font-name="Courier New" style:font-name-complex="Times" style:font-weight-complex="bold" fo:font-size="10pt" style:font-size-asian="10pt" style:font-size-complex="13pt" fo:language="en" fo:country="US"/>
    </style:style>
    <style:style style:name="P74" style:parent-style-name="Normal" style:family="paragraph"/>
    <style:style style:name="T75" style:parent-style-name="DefaultParagraphFont" style:family="text">
      <style:text-properties style:font-name="Courier New" style:font-name-complex="Times" style:font-weight-complex="bold" fo:font-size="10pt" style:font-size-asian="10pt" style:font-size-complex="13pt" fo:language="en" fo:country="US"/>
    </style:style>
    <style:style style:name="T76" style:parent-style-name="DefaultParagraphFont" style:family="text">
      <style:text-properties style:font-name="Courier New" fo:font-size="10pt" style:font-size-asian="10pt"/>
    </style:style>
    <style:style style:name="P77" style:parent-style-name="Normal" style:family="paragraph"/>
    <style:style style:name="T78" style:parent-style-name="DefaultParagraphFont" style:family="text">
      <style:text-properties style:font-name="Courier New" style:font-name-complex="Times" style:font-weight-complex="bold" fo:font-size="10pt" style:font-size-asian="10pt" style:font-size-complex="13pt" fo:language="en" fo:country="US"/>
    </style:style>
    <style:style style:name="T79" style:parent-style-name="DefaultParagraphFont" style:family="text">
      <style:text-properties style:font-name="Courier New" style:font-name-complex="Times" style:font-weight-complex="bold" style:font-size-complex="13pt" fo:language="en" fo:country="US"/>
    </style:style>
    <style:style style:name="T80" style:parent-style-name="DefaultParagraphFont" style:family="text">
      <style:text-properties style:font-name-complex="Times" style:font-weight-complex="bold" style:font-size-complex="13pt" fo:language="en" fo:country="US"/>
    </style:style>
    <style:style style:name="T81" style:parent-style-name="DefaultParagraphFont" style:family="text">
      <style:text-properties style:font-name="Courier New" style:font-name-complex="Times" style:font-weight-complex="bold" style:font-size-complex="13pt" fo:language="en" fo:country="US"/>
    </style:style>
    <style:style style:name="T82" style:parent-style-name="DefaultParagraphFont" style:family="text">
      <style:text-properties style:font-name="Courier New"/>
    </style:style>
    <style:style style:name="T83" style:parent-style-name="DefaultParagraphFont" style:family="text">
      <style:text-properties style:font-name="Courier New" style:font-name-complex="Times" style:font-weight-complex="bold" fo:font-size="11pt" style:font-size-asian="11pt" style:font-size-complex="13pt" fo:language="en" fo:country="US"/>
    </style:style>
    <style:style style:name="P84" style:parent-style-name="Normal" style:family="paragraph"/>
    <style:style style:name="P85" style:parent-style-name="Normal" style:family="paragraph"/>
    <style:style style:name="P86" style:parent-style-name="Normal" style:family="paragraph"/>
    <style:style style:name="T87" style:parent-style-name="DefaultParagraphFont" style:family="text">
      <style:text-properties style:font-name="Courier New"/>
    </style:style>
    <style:style style:name="P88" style:parent-style-name="Normal" style:family="paragraph"/>
    <style:style style:name="P89" style:parent-style-name="Normal" style:family="paragraph">
      <style:paragraph-properties fo:widows="0" fo:orphans="0" style:text-autospace="none" fo:margin-bottom="0in" fo:margin-left="0.2958in">
        <style:tab-stops/>
      </style:paragraph-properties>
    </style:style>
    <style:style style:name="T9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91" style:parent-style-name="DefaultParagraphFont" style:family="text">
      <style:text-properties style:font-name="Monaco" style:font-name-complex="Monaco" fo:color="#000000" fo:font-size="8pt" style:font-size-asian="8pt" style:font-size-complex="11pt" fo:language="en" fo:country="US"/>
    </style:style>
    <style:style style:name="P92"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93" style:parent-style-name="Normal" style:family="paragraph">
      <style:paragraph-properties fo:widows="0" fo:orphans="0" style:text-autospace="none" fo:margin-bottom="0in" fo:margin-left="0.2958in">
        <style:tab-stops/>
      </style:paragraph-properties>
    </style:style>
    <style:style style:name="T9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95" style:parent-style-name="DefaultParagraphFont" style:family="text">
      <style:text-properties style:font-name="Monaco" style:font-name-complex="Monaco" fo:color="#000000" fo:font-size="8pt" style:font-size-asian="8pt" style:font-size-complex="11pt" fo:language="en" fo:country="US"/>
    </style:style>
    <style:style style:name="P96"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97" style:parent-style-name="Normal" style:family="paragraph">
      <style:paragraph-properties fo:widows="0" fo:orphans="0" style:text-autospace="none" fo:margin-bottom="0in" fo:margin-left="0.2958in">
        <style:tab-stops/>
      </style:paragraph-properties>
    </style:style>
    <style:style style:name="T9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99" style:parent-style-name="DefaultParagraphFont" style:family="text">
      <style:text-properties style:font-name="Monaco" style:font-name-complex="Monaco" fo:color="#000000" fo:font-size="8pt" style:font-size-asian="8pt" style:font-size-complex="11pt" fo:language="en" fo:country="US"/>
    </style:style>
    <style:style style:name="T100" style:parent-style-name="DefaultParagraphFont" style:family="text">
      <style:text-properties style:font-name="Monaco" style:font-name-complex="Monaco" fo:color="#000000" fo:font-size="8pt" style:font-size-asian="8pt" style:font-size-complex="11pt" fo:language="en" fo:country="US"/>
    </style:style>
    <style:style style:name="P101" style:parent-style-name="Normal" style:family="paragraph">
      <style:paragraph-properties fo:widows="0" fo:orphans="0" style:text-autospace="none" fo:margin-bottom="0in" fo:margin-left="0.2958in">
        <style:tab-stops/>
      </style:paragraph-properties>
    </style:style>
    <style:style style:name="T10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3" style:parent-style-name="DefaultParagraphFont" style:family="text">
      <style:text-properties style:font-name="Monaco" style:font-name-complex="Monaco" fo:color="#000000" fo:font-size="8pt" style:font-size-asian="8pt" style:font-size-complex="11pt" fo:language="en" fo:country="US"/>
    </style:style>
    <style:style style:name="P104" style:parent-style-name="Normal" style:family="paragraph">
      <style:paragraph-properties fo:widows="0" fo:orphans="0" style:text-autospace="none" fo:margin-bottom="0in" fo:margin-left="0.2958in">
        <style:tab-stops/>
      </style:paragraph-properties>
    </style:style>
    <style:style style:name="T10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6" style:parent-style-name="DefaultParagraphFont" style:family="text">
      <style:text-properties style:font-name="Monaco" style:font-name-complex="Monaco" fo:color="#000000" fo:font-size="8pt" style:font-size-asian="8pt" style:font-size-complex="11pt" fo:language="en" fo:country="US"/>
    </style:style>
    <style:style style:name="P107"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108" style:parent-style-name="Normal" style:family="paragraph">
      <style:paragraph-properties fo:widows="0" fo:orphans="0" style:text-autospace="none" fo:margin-bottom="0in" fo:margin-left="0.2958in">
        <style:tab-stops/>
      </style:paragraph-properties>
    </style:style>
    <style:style style:name="T109" style:parent-style-name="DefaultParagraphFont" style:family="text">
      <style:text-properties style:font-name="Monaco" style:font-name-complex="Monaco" fo:color="#3F5FBF" fo:font-size="8pt" style:font-size-asian="8pt" style:font-size-complex="11pt" fo:language="en" fo:country="US"/>
    </style:style>
    <style:style style:name="P110" style:parent-style-name="Normal" style:family="paragraph">
      <style:paragraph-properties fo:widows="0" fo:orphans="0" style:text-autospace="none" fo:margin-bottom="0in" fo:margin-left="0.2958in">
        <style:tab-stops/>
      </style:paragraph-properties>
    </style:style>
    <style:style style:name="T111" style:parent-style-name="DefaultParagraphFont" style:family="text">
      <style:text-properties style:font-name="Monaco" style:font-name-complex="Monaco" fo:color="#3F5FBF" fo:font-size="8pt" style:font-size-asian="8pt" style:font-size-complex="11pt" fo:language="en" fo:country="US"/>
    </style:style>
    <style:style style:name="T112" style:parent-style-name="DefaultParagraphFont" style:family="text">
      <style:text-properties style:font-name="Monaco" style:font-name-complex="Monaco" fo:color="#7F7F9F" fo:font-size="8pt" style:font-size-asian="8pt" style:font-size-complex="11pt" fo:language="en" fo:country="US"/>
    </style:style>
    <style:style style:name="T113" style:parent-style-name="DefaultParagraphFont" style:family="text">
      <style:text-properties style:font-name="Monaco" style:font-name-complex="Monaco" fo:color="#3F5FBF" fo:font-size="8pt" style:font-size-asian="8pt" style:font-size-complex="11pt" fo:language="en" fo:country="US"/>
    </style:style>
    <style:style style:name="P114" style:parent-style-name="Normal" style:family="paragraph">
      <style:paragraph-properties fo:widows="0" fo:orphans="0" style:text-autospace="none" fo:margin-bottom="0in" fo:margin-left="0.2958in">
        <style:tab-stops/>
      </style:paragraph-properties>
    </style:style>
    <style:style style:name="T115" style:parent-style-name="DefaultParagraphFont" style:family="text">
      <style:text-properties style:font-name="Monaco" style:font-name-complex="Monaco" fo:color="#3F5FBF" fo:font-size="8pt" style:font-size-asian="8pt" style:font-size-complex="11pt" fo:language="en" fo:country="US"/>
    </style:style>
    <style:style style:name="P116" style:parent-style-name="Normal" style:family="paragraph">
      <style:paragraph-properties fo:widows="0" fo:orphans="0" style:text-autospace="none" fo:margin-bottom="0in" fo:margin-left="0.2958in">
        <style:tab-stops/>
      </style:paragraph-properties>
    </style:style>
    <style:style style:name="T11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18" style:parent-style-name="DefaultParagraphFont" style:family="text">
      <style:text-properties style:font-name="Monaco" style:font-name-complex="Monaco" fo:color="#000000" fo:font-size="8pt" style:font-size-asian="8pt" style:font-size-complex="11pt" fo:language="en" fo:country="US"/>
    </style:style>
    <style:style style:name="T11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0" style:parent-style-name="DefaultParagraphFont" style:family="text">
      <style:text-properties style:font-name="Monaco" style:font-name-complex="Monaco" fo:color="#000000" fo:font-size="8pt" style:font-size-asian="8pt" style:font-size-complex="11pt" fo:language="en" fo:country="US"/>
    </style:style>
    <style:style style:name="T12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2" style:parent-style-name="DefaultParagraphFont" style:family="text">
      <style:text-properties style:font-name="Monaco" style:font-name-complex="Monaco" fo:color="#000000" fo:font-size="8pt" style:font-size-asian="8pt" style:font-size-complex="11pt" fo:language="en" fo:country="US"/>
    </style:style>
    <style:style style:name="P123"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124" style:parent-style-name="Normal" style:family="paragraph">
      <style:paragraph-properties fo:widows="0" fo:orphans="0" style:text-autospace="none" fo:margin-bottom="0in" fo:margin-left="0.2958in">
        <style:tab-stops/>
      </style:paragraph-properties>
    </style:style>
    <style:style style:name="T125" style:parent-style-name="DefaultParagraphFont" style:family="text">
      <style:text-properties style:font-name="Monaco" style:font-name-complex="Monaco" fo:color="#000000" fo:font-size="8pt" style:font-size-asian="8pt" style:font-size-complex="11pt" fo:language="en" fo:country="US"/>
    </style:style>
    <style:style style:name="T126" style:parent-style-name="DefaultParagraphFont" style:family="text">
      <style:text-properties style:font-name="Monaco" style:font-name-complex="Monaco" fo:color="#646464" fo:font-size="8pt" style:font-size-asian="8pt" style:font-size-complex="11pt" fo:language="en" fo:country="US"/>
    </style:style>
    <style:style style:name="P127" style:parent-style-name="Normal" style:family="paragraph">
      <style:paragraph-properties fo:widows="0" fo:orphans="0" style:text-autospace="none" fo:margin-bottom="0in" fo:margin-left="0.2958in">
        <style:tab-stops/>
      </style:paragraph-properties>
    </style:style>
    <style:style style:name="T128" style:parent-style-name="DefaultParagraphFont" style:family="text">
      <style:text-properties style:font-name="Monaco" style:font-name-complex="Monaco" fo:color="#000000" fo:font-size="8pt" style:font-size-asian="8pt" style:font-size-complex="11pt" fo:language="en" fo:country="US"/>
    </style:style>
    <style:style style:name="T12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0" style:parent-style-name="DefaultParagraphFont" style:family="text">
      <style:text-properties style:font-name="Monaco" style:font-name-complex="Monaco" fo:color="#000000" fo:font-size="8pt" style:font-size-asian="8pt" style:font-size-complex="11pt" fo:language="en" fo:country="US"/>
    </style:style>
    <style:style style:name="T13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2" style:parent-style-name="DefaultParagraphFont" style:family="text">
      <style:text-properties style:font-name="Monaco" style:font-name-complex="Monaco" fo:color="#000000" fo:font-size="8pt" style:font-size-asian="8pt" style:font-size-complex="11pt" fo:language="en" fo:country="US"/>
    </style:style>
    <style:style style:name="P133" style:parent-style-name="Normal" style:family="paragraph">
      <style:paragraph-properties fo:widows="0" fo:orphans="0" style:text-autospace="none" fo:margin-bottom="0in" fo:margin-left="0.2958in">
        <style:tab-stops/>
      </style:paragraph-properties>
    </style:style>
    <style:style style:name="T134" style:parent-style-name="DefaultParagraphFont" style:family="text">
      <style:text-properties style:font-name="Monaco" style:font-name-complex="Monaco" fo:color="#000000" fo:font-size="8pt" style:font-size-asian="8pt" style:font-size-complex="11pt" fo:language="en" fo:country="US"/>
    </style:style>
    <style:style style:name="T135" style:parent-style-name="DefaultParagraphFont" style:family="text">
      <style:text-properties style:font-name="Monaco" style:font-name-complex="Monaco" fo:color="#000000" fo:font-size="8pt" style:font-size-asian="8pt" style:font-size-complex="11pt" fo:language="en" fo:country="US"/>
    </style:style>
    <style:style style:name="T13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7" style:parent-style-name="DefaultParagraphFont" style:family="text">
      <style:text-properties style:font-name="Monaco" style:font-name-complex="Monaco" fo:color="#000000" fo:font-size="8pt" style:font-size-asian="8pt" style:font-size-complex="11pt" fo:language="en" fo:country="US"/>
    </style:style>
    <style:style style:name="P138" style:parent-style-name="Normal" style:family="paragraph">
      <style:paragraph-properties fo:widows="0" fo:orphans="0" style:text-autospace="none" fo:margin-bottom="0in" fo:margin-left="0.2958in">
        <style:tab-stops/>
      </style:paragraph-properties>
    </style:style>
    <style:style style:name="T139" style:parent-style-name="DefaultParagraphFont" style:family="text">
      <style:text-properties style:font-name="Monaco" style:font-name-complex="Monaco" fo:color="#000000" fo:font-size="8pt" style:font-size-asian="8pt" style:font-size-complex="11pt" fo:language="en" fo:country="US"/>
    </style:style>
    <style:style style:name="T140" style:parent-style-name="DefaultParagraphFont" style:family="text">
      <style:text-properties style:font-name="Monaco" style:font-name-complex="Monaco" fo:color="#000000" fo:font-size="8pt" style:font-size-asian="8pt" style:font-size-complex="11pt" fo:language="en" fo:country="US"/>
    </style:style>
    <style:style style:name="T141"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42" style:parent-style-name="DefaultParagraphFont" style:family="text">
      <style:text-properties style:font-name="Monaco" style:font-name-complex="Monaco" fo:color="#000000" fo:font-size="8pt" style:font-size-asian="8pt" style:font-size-complex="11pt" fo:language="en" fo:country="US"/>
    </style:style>
    <style:style style:name="T143" style:parent-style-name="DefaultParagraphFont" style:family="text">
      <style:text-properties style:font-name="Monaco" style:font-name-complex="Monaco" fo:color="#2A00FF" fo:font-size="8pt" style:font-size-asian="8pt" style:font-size-complex="11pt" fo:language="en" fo:country="US"/>
    </style:style>
    <style:style style:name="T144" style:parent-style-name="DefaultParagraphFont" style:family="text">
      <style:text-properties style:font-name="Monaco" style:font-name-complex="Monaco" fo:color="#000000" fo:font-size="8pt" style:font-size-asian="8pt" style:font-size-complex="11pt" fo:language="en" fo:country="US"/>
    </style:style>
    <style:style style:name="T145"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46" style:parent-style-name="DefaultParagraphFont" style:family="text">
      <style:text-properties style:font-name="Monaco" style:font-name-complex="Monaco" fo:color="#000000" fo:font-size="8pt" style:font-size-asian="8pt" style:font-size-complex="11pt" fo:language="en" fo:country="US"/>
    </style:style>
    <style:style style:name="P147" style:parent-style-name="Normal" style:family="paragraph">
      <style:paragraph-properties fo:widows="0" fo:orphans="0" style:text-autospace="none" fo:margin-bottom="0in" fo:margin-left="0.2958in">
        <style:tab-stops/>
      </style:paragraph-properties>
    </style:style>
    <style:style style:name="T148" style:parent-style-name="DefaultParagraphFont" style:family="text">
      <style:text-properties style:font-name="Monaco" style:font-name-complex="Monaco" fo:color="#000000" fo:font-size="8pt" style:font-size-asian="8pt" style:font-size-complex="11pt" fo:language="en" fo:country="US"/>
    </style:style>
    <style:style style:name="T149" style:parent-style-name="DefaultParagraphFont" style:family="text">
      <style:text-properties style:font-name="Monaco" style:font-name-complex="Monaco" fo:color="#000000" fo:font-size="8pt" style:font-size-asian="8pt" style:font-size-complex="11pt" fo:language="en" fo:country="US"/>
    </style:style>
    <style:style style:name="T150" style:parent-style-name="DefaultParagraphFont" style:family="text">
      <style:text-properties style:font-name="Monaco" style:font-name-complex="Monaco" fo:color="#000000" fo:font-size="8pt" style:font-size-asian="8pt" style:font-size-complex="11pt" fo:language="en" fo:country="US"/>
    </style:style>
    <style:style style:name="T151" style:parent-style-name="DefaultParagraphFont" style:family="text">
      <style:text-properties style:font-name="Monaco" style:font-name-complex="Monaco" fo:color="#2A00FF" fo:font-size="8pt" style:font-size-asian="8pt" style:font-size-complex="11pt" fo:language="en" fo:country="US"/>
    </style:style>
    <style:style style:name="T152" style:parent-style-name="DefaultParagraphFont" style:family="text">
      <style:text-properties style:font-name="Monaco" style:font-name-complex="Monaco" fo:color="#000000" fo:font-size="8pt" style:font-size-asian="8pt" style:font-size-complex="11pt" fo:language="en" fo:country="US"/>
    </style:style>
    <style:style style:name="P153" style:parent-style-name="Normal" style:family="paragraph">
      <style:paragraph-properties fo:widows="0" fo:orphans="0" style:text-autospace="none" fo:margin-bottom="0in" fo:margin-left="0.2958in">
        <style:tab-stops/>
      </style:paragraph-properties>
    </style:style>
    <style:style style:name="T154" style:parent-style-name="DefaultParagraphFont" style:family="text">
      <style:text-properties style:font-name="Monaco" style:font-name-complex="Monaco" fo:color="#000000" fo:font-size="8pt" style:font-size-asian="8pt" style:font-size-complex="11pt" fo:language="en" fo:country="US"/>
    </style:style>
    <style:style style:name="P155"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156" style:parent-style-name="Normal" style:family="paragraph">
      <style:paragraph-properties fo:widows="0" fo:orphans="0" style:text-autospace="none" fo:margin-bottom="0in" fo:margin-left="0.2958in">
        <style:tab-stops/>
      </style:paragraph-properties>
    </style:style>
    <style:style style:name="T157" style:parent-style-name="DefaultParagraphFont" style:family="text">
      <style:text-properties style:font-name="Monaco" style:font-name-complex="Monaco" fo:color="#000000" fo:font-size="8pt" style:font-size-asian="8pt" style:font-size-complex="11pt" fo:language="en" fo:country="US"/>
    </style:style>
    <style:style style:name="T158" style:parent-style-name="DefaultParagraphFont" style:family="text">
      <style:text-properties style:font-name="Monaco" style:font-name-complex="Monaco" fo:color="#646464" fo:font-size="8pt" style:font-size-asian="8pt" style:font-size-complex="11pt" fo:language="en" fo:country="US"/>
    </style:style>
    <style:style style:name="P159" style:parent-style-name="Normal" style:family="paragraph">
      <style:paragraph-properties fo:widows="0" fo:orphans="0" style:text-autospace="none" fo:margin-bottom="0in" fo:margin-left="0.2958in">
        <style:tab-stops/>
      </style:paragraph-properties>
    </style:style>
    <style:style style:name="T160" style:parent-style-name="DefaultParagraphFont" style:family="text">
      <style:text-properties style:font-name="Monaco" style:font-name-complex="Monaco" fo:color="#000000" fo:font-size="8pt" style:font-size-asian="8pt" style:font-size-complex="11pt" fo:language="en" fo:country="US"/>
    </style:style>
    <style:style style:name="T16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62" style:parent-style-name="DefaultParagraphFont" style:family="text">
      <style:text-properties style:font-name="Monaco" style:font-name-complex="Monaco" fo:color="#000000" fo:font-size="8pt" style:font-size-asian="8pt" style:font-size-complex="11pt" fo:language="en" fo:country="US"/>
    </style:style>
    <style:style style:name="P163" style:parent-style-name="Normal" style:family="paragraph">
      <style:paragraph-properties fo:widows="0" fo:orphans="0" style:text-autospace="none" fo:margin-bottom="0in" fo:margin-left="0.2958in">
        <style:tab-stops/>
      </style:paragraph-properties>
    </style:style>
    <style:style style:name="T164" style:parent-style-name="DefaultParagraphFont" style:family="text">
      <style:text-properties style:font-name="Monaco" style:font-name-complex="Monaco" fo:color="#000000" fo:font-size="8pt" style:font-size-asian="8pt" style:font-size-complex="11pt" fo:language="en" fo:country="US"/>
    </style:style>
    <style:style style:name="T165" style:parent-style-name="DefaultParagraphFont" style:family="text">
      <style:text-properties style:font-name="Monaco" style:font-name-complex="Monaco" fo:color="#000000" fo:font-size="8pt" style:font-size-asian="8pt" style:font-size-complex="11pt" fo:language="en" fo:country="US"/>
    </style:style>
    <style:style style:name="T16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67" style:parent-style-name="DefaultParagraphFont" style:family="text">
      <style:text-properties style:font-name="Monaco" style:font-name-complex="Monaco" fo:color="#000000" fo:font-size="8pt" style:font-size-asian="8pt" style:font-size-complex="11pt" fo:language="en" fo:country="US"/>
    </style:style>
    <style:style style:name="T168" style:parent-style-name="DefaultParagraphFont" style:family="text">
      <style:text-properties style:font-name="Monaco" style:font-name-complex="Monaco" fo:color="#2A00FF" fo:font-size="8pt" style:font-size-asian="8pt" style:font-size-complex="11pt" fo:language="en" fo:country="US"/>
    </style:style>
    <style:style style:name="T169" style:parent-style-name="DefaultParagraphFont" style:family="text">
      <style:text-properties style:font-name="Monaco" style:font-name-complex="Monaco" fo:color="#000000" fo:font-size="8pt" style:font-size-asian="8pt" style:font-size-complex="11pt" fo:language="en" fo:country="US"/>
    </style:style>
    <style:style style:name="P170" style:parent-style-name="Normal" style:family="paragraph">
      <style:paragraph-properties fo:widows="0" fo:orphans="0" style:text-autospace="none" fo:margin-bottom="0in" fo:margin-left="0.2958in">
        <style:tab-stops/>
      </style:paragraph-properties>
    </style:style>
    <style:style style:name="T171" style:parent-style-name="DefaultParagraphFont" style:family="text">
      <style:text-properties style:font-name="Monaco" style:font-name-complex="Monaco" fo:color="#000000" fo:font-size="8pt" style:font-size-asian="8pt" style:font-size-complex="11pt" fo:language="en" fo:country="US"/>
    </style:style>
    <style:style style:name="P172"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173" style:parent-style-name="Normal" style:family="paragraph">
      <style:paragraph-properties fo:widows="0" fo:orphans="0" style:text-autospace="none" fo:margin-bottom="0in" fo:margin-left="0.2958in">
        <style:tab-stops/>
      </style:paragraph-properties>
    </style:style>
    <style:style style:name="T174" style:parent-style-name="DefaultParagraphFont" style:family="text">
      <style:text-properties style:font-name="Monaco" style:font-name-complex="Monaco" fo:color="#000000" fo:font-size="8pt" style:font-size-asian="8pt" style:font-size-complex="11pt" fo:language="en" fo:country="US"/>
    </style:style>
    <style:style style:name="T175" style:parent-style-name="DefaultParagraphFont" style:family="text">
      <style:text-properties style:font-name="Monaco" style:font-name-complex="Monaco" fo:color="#646464" fo:font-size="8pt" style:font-size-asian="8pt" style:font-size-complex="11pt" fo:language="en" fo:country="US"/>
    </style:style>
    <style:style style:name="P176" style:parent-style-name="Normal" style:family="paragraph">
      <style:paragraph-properties fo:widows="0" fo:orphans="0" style:text-autospace="none" fo:margin-bottom="0in" fo:margin-left="0.2958in">
        <style:tab-stops/>
      </style:paragraph-properties>
    </style:style>
    <style:style style:name="T177" style:parent-style-name="DefaultParagraphFont" style:family="text">
      <style:text-properties style:font-name="Monaco" style:font-name-complex="Monaco" fo:color="#000000" fo:font-size="8pt" style:font-size-asian="8pt" style:font-size-complex="11pt" fo:language="en" fo:country="US"/>
    </style:style>
    <style:style style:name="T17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79" style:parent-style-name="DefaultParagraphFont" style:family="text">
      <style:text-properties style:font-name="Monaco" style:font-name-complex="Monaco" fo:color="#000000" fo:font-size="8pt" style:font-size-asian="8pt" style:font-size-complex="11pt" fo:language="en" fo:country="US"/>
    </style:style>
    <style:style style:name="P180" style:parent-style-name="Normal" style:family="paragraph">
      <style:paragraph-properties fo:widows="0" fo:orphans="0" style:text-autospace="none" fo:margin-bottom="0in" fo:margin-left="0.2958in">
        <style:tab-stops/>
      </style:paragraph-properties>
    </style:style>
    <style:style style:name="T181" style:parent-style-name="DefaultParagraphFont" style:family="text">
      <style:text-properties style:font-name="Monaco" style:font-name-complex="Monaco" fo:color="#000000" fo:font-size="8pt" style:font-size-asian="8pt" style:font-size-complex="11pt" fo:language="en" fo:country="US"/>
    </style:style>
    <style:style style:name="T182" style:parent-style-name="DefaultParagraphFont" style:family="text">
      <style:text-properties style:font-name="Monaco" style:font-name-complex="Monaco" fo:color="#000000" fo:font-size="8pt" style:font-size-asian="8pt" style:font-size-complex="11pt" fo:language="en" fo:country="US"/>
    </style:style>
    <style:style style:name="T18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84" style:parent-style-name="DefaultParagraphFont" style:family="text">
      <style:text-properties style:font-name="Monaco" style:font-name-complex="Monaco" fo:color="#000000" fo:font-size="8pt" style:font-size-asian="8pt" style:font-size-complex="11pt" fo:language="en" fo:country="US"/>
    </style:style>
    <style:style style:name="T185" style:parent-style-name="DefaultParagraphFont" style:family="text">
      <style:text-properties style:font-name="Monaco" style:font-name-complex="Monaco" fo:color="#2A00FF" fo:font-size="8pt" style:font-size-asian="8pt" style:font-size-complex="11pt" fo:language="en" fo:country="US"/>
    </style:style>
    <style:style style:name="T186" style:parent-style-name="DefaultParagraphFont" style:family="text">
      <style:text-properties style:font-name="Monaco" style:font-name-complex="Monaco" fo:color="#000000" fo:font-size="8pt" style:font-size-asian="8pt" style:font-size-complex="11pt" fo:language="en" fo:country="US"/>
    </style:style>
    <style:style style:name="P187" style:parent-style-name="Normal" style:family="paragraph">
      <style:paragraph-properties fo:widows="0" fo:orphans="0" style:text-autospace="none" fo:margin-bottom="0in" fo:margin-left="0.2958in">
        <style:tab-stops/>
      </style:paragraph-properties>
    </style:style>
    <style:style style:name="T188" style:parent-style-name="DefaultParagraphFont" style:family="text">
      <style:text-properties style:font-name="Monaco" style:font-name-complex="Monaco" fo:color="#000000" fo:font-size="8pt" style:font-size-asian="8pt" style:font-size-complex="11pt" fo:language="en" fo:country="US"/>
    </style:style>
    <style:style style:name="P189" style:parent-style-name="Normal" style:family="paragraph">
      <style:paragraph-properties fo:widows="0" fo:orphans="0" style:text-autospace="none" fo:margin-bottom="0in" fo:margin-left="0.2958in">
        <style:tab-stops/>
      </style:paragraph-properties>
      <style:text-properties style:font-name="Monaco" style:font-name-complex="Monaco" fo:color="#000000" fo:font-size="8pt" style:font-size-asian="8pt" style:font-size-complex="11pt" fo:language="en" fo:country="US"/>
    </style:style>
    <style:style style:name="P190" style:parent-style-name="Normal" style:family="paragraph">
      <style:paragraph-properties fo:widows="0" fo:orphans="0" style:text-autospace="none" fo:margin-bottom="0in" fo:margin-left="0.2958in">
        <style:tab-stops/>
      </style:paragraph-properties>
      <style:text-properties style:font-name="Monaco" style:font-name-complex="Monaco" fo:color="#000000" fo:font-size="8pt" style:font-size-asian="8pt" style:font-size-complex="11pt" fo:language="en" fo:country="US"/>
    </style:style>
    <style:style style:name="P191" style:parent-style-name="Normal" style:family="paragraph">
      <style:paragraph-properties fo:widows="0" fo:orphans="0" style:text-autospace="none" fo:margin-bottom="0in" fo:margin-left="0.2958in">
        <style:tab-stops/>
      </style:paragraph-properties>
      <style:text-properties style:font-name="Calibri" style:font-name-complex="Monaco" style:font-size-complex="11pt" fo:language="en" fo:country="US"/>
    </style:style>
    <style:style style:name="P192" style:parent-style-name="Normal" style:family="paragraph">
      <style:paragraph-properties fo:widows="0" fo:orphans="0" style:text-autospace="none" fo:margin-bottom="0in" fo:margin-left="0.2958in">
        <style:tab-stops/>
      </style:paragraph-properties>
      <style:text-properties style:font-name="Calibri" style:font-name-complex="Monaco" style:font-size-complex="11pt" fo:language="en" fo:country="US"/>
    </style:style>
    <style:style style:name="P193" style:parent-style-name="Normal" style:family="paragraph">
      <style:paragraph-properties fo:widows="0" fo:orphans="0" style:text-autospace="none" fo:margin-bottom="0in"/>
    </style:style>
    <style:style style:name="T194" style:parent-style-name="DefaultParagraphFont" style:family="text">
      <style:text-properties style:font-name="Calibri" style:font-name-complex="Monaco" style:font-size-complex="11pt" fo:language="en" fo:country="US"/>
    </style:style>
    <style:style style:name="T195" style:parent-style-name="DefaultParagraphFont" style:family="text">
      <style:text-properties style:font-name="Courier New" style:font-name-complex="Monaco" style:font-size-complex="11pt" fo:language="en" fo:country="US"/>
    </style:style>
    <style:style style:name="T196" style:parent-style-name="DefaultParagraphFont" style:family="text">
      <style:text-properties style:font-name="Calibri" style:font-name-complex="Monaco" style:font-size-complex="11pt" fo:language="en" fo:country="US"/>
    </style:style>
    <style:style style:name="T197" style:parent-style-name="DefaultParagraphFont" style:family="text">
      <style:text-properties style:font-name="Courier New" style:font-name-complex="Monaco" style:font-size-complex="11pt" fo:language="en" fo:country="US"/>
    </style:style>
    <style:style style:name="T198" style:parent-style-name="DefaultParagraphFont" style:family="text">
      <style:text-properties style:font-name="Calibri" style:font-name-complex="Monaco" style:font-size-complex="11pt" fo:language="en" fo:country="US"/>
    </style:style>
    <style:style style:name="T199" style:parent-style-name="DefaultParagraphFont" style:family="text">
      <style:text-properties style:font-name="Courier New" style:font-name-complex="Monaco" style:font-size-complex="11pt" fo:language="en" fo:country="US"/>
    </style:style>
    <style:style style:name="T200" style:parent-style-name="DefaultParagraphFont" style:family="text">
      <style:text-properties style:font-name="Calibri" style:font-name-complex="Monaco" style:font-size-complex="11pt" fo:language="en" fo:country="US"/>
    </style:style>
    <style:style style:name="P201" style:parent-style-name="Normal" style:family="paragraph">
      <style:paragraph-properties fo:widows="0" fo:orphans="0" style:text-autospace="none" fo:margin-bottom="0in"/>
    </style:style>
    <style:style style:name="T202" style:parent-style-name="DefaultParagraphFont" style:family="text">
      <style:text-properties style:font-name="Calibri" style:font-name-complex="Monaco" style:font-size-complex="11pt" fo:language="en" fo:country="US"/>
    </style:style>
    <style:style style:name="T203" style:parent-style-name="DefaultParagraphFont" style:family="text">
      <style:text-properties style:font-name="Calibri" style:font-name-complex="Monaco" style:font-size-complex="11pt" fo:language="en" fo:country="US"/>
    </style:style>
    <style:style style:name="T204" style:parent-style-name="DefaultParagraphFont" style:family="text">
      <style:text-properties style:font-name="Courier New" style:font-name-complex="Monaco" style:font-size-complex="11pt" fo:language="en" fo:country="US"/>
    </style:style>
    <style:style style:name="T205" style:parent-style-name="DefaultParagraphFont" style:family="text">
      <style:text-properties style:font-name="Calibri" style:font-name-complex="Monaco" style:font-size-complex="11pt" fo:language="en" fo:country="US"/>
    </style:style>
    <style:style style:name="P206" style:parent-style-name="Normal" style:family="paragraph">
      <style:paragraph-properties fo:widows="0" fo:orphans="0" style:text-autospace="none" fo:margin-bottom="0in" fo:margin-left="0.5in">
        <style:tab-stops/>
      </style:paragraph-properties>
      <style:text-properties style:font-name="Courier New" style:font-name-complex="Monaco" style:font-size-complex="11pt" fo:language="en" fo:country="US"/>
    </style:style>
    <style:style style:name="TableColumn208" style:family="table-column">
      <style:table-column-properties style:column-width="5.1187in" style:use-optimal-column-width="false"/>
    </style:style>
    <style:style style:name="Table207" style:family="table">
      <style:table-properties style:width="5.1187in" fo:margin-left="0.5673in" table:align="left"/>
    </style:style>
    <style:style style:name="TableRow209" style:family="table-row">
      <style:table-row-properties style:use-optimal-row-height="false"/>
    </style:style>
    <style:style style:name="TableCell210" style:family="table-cell">
      <style:table-cell-properties fo:border="0.0069in solid #000000" fo:background-color="#BFBFBF" style:writing-mode="lr-tb" fo:padding-top="0in" fo:padding-left="0.075in" fo:padding-bottom="0in" fo:padding-right="0.075in"/>
    </style:style>
    <style:style style:name="P211"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212" style:parent-style-name="Normal" style:family="paragraph">
      <style:paragraph-properties fo:widows="0" fo:orphans="0" style:text-autospace="none" fo:margin-bottom="0in"/>
      <style:text-properties style:font-name="Monaco" style:font-name-complex="Monaco" fo:font-size="10pt" style:font-size-asian="10pt" style:font-size-complex="11pt" fo:language="en" fo:country="US"/>
    </style:style>
    <style:style style:name="P213" style:parent-style-name="Normal" style:family="paragraph">
      <style:paragraph-properties fo:widows="0" fo:orphans="0" style:text-autospace="none" fo:margin-bottom="0in"/>
    </style:style>
    <style:style style:name="T214" style:parent-style-name="DefaultParagraphFont" style:family="text">
      <style:text-properties style:font-name="Calibri" style:font-name-complex="Monaco" style:font-size-complex="11pt" fo:language="en" fo:country="US"/>
    </style:style>
    <style:style style:name="T215" style:parent-style-name="DefaultParagraphFont" style:family="text">
      <style:text-properties style:font-name="Calibri" style:font-name-complex="Monaco" style:font-size-complex="11pt" fo:language="en" fo:country="US"/>
    </style:style>
    <style:style style:name="T216" style:parent-style-name="DefaultParagraphFont" style:family="text">
      <style:text-properties style:font-name="Courier New" style:font-name-complex="Monaco" style:font-size-complex="11pt" fo:language="en" fo:country="US"/>
    </style:style>
    <style:style style:name="T217" style:parent-style-name="DefaultParagraphFont" style:family="text">
      <style:text-properties style:font-name="Calibri" style:font-name-complex="Monaco" style:font-size-complex="11pt" fo:language="en" fo:country="US"/>
    </style:style>
    <style:style style:name="P218" style:parent-style-name="Normal" style:family="paragraph">
      <style:paragraph-properties fo:widows="0" fo:orphans="0" style:text-autospace="none" fo:margin-bottom="0in" fo:margin-left="0.5in">
        <style:tab-stops/>
      </style:paragraph-properties>
      <style:text-properties style:font-name="Calibri" style:font-name-complex="Monaco" style:font-size-complex="11pt" fo:language="en" fo:country="US"/>
    </style:style>
    <style:style style:name="TableColumn220" style:family="table-column">
      <style:table-column-properties style:column-width="5.1187in" style:use-optimal-column-width="false"/>
    </style:style>
    <style:style style:name="Table219" style:family="table">
      <style:table-properties style:width="5.1187in" fo:margin-left="0.5673in" table:align="left"/>
    </style:style>
    <style:style style:name="TableRow221" style:family="table-row">
      <style:table-row-properties style:use-optimal-row-height="false"/>
    </style:style>
    <style:style style:name="TableCell222" style:family="table-cell">
      <style:table-cell-properties fo:border="0.0069in solid #000000" fo:background-color="#BFBFBF" style:writing-mode="lr-tb" fo:padding-top="0in" fo:padding-left="0.075in" fo:padding-bottom="0in" fo:padding-right="0.075in"/>
    </style:style>
    <style:style style:name="P223"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224"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225"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226" style:parent-style-name="Normal" style:family="paragraph">
      <style:paragraph-properties fo:widows="0" fo:orphans="0" style:text-autospace="none" fo:margin-bottom="0.2222in"/>
    </style:style>
    <style:style style:name="T227" style:parent-style-name="DefaultParagraphFont" style:family="text">
      <style:text-properties style:font-name="Calibri" style:font-name-complex="Monaco" style:font-size-complex="11pt" fo:language="en" fo:country="US"/>
    </style:style>
    <style:style style:name="T228" style:parent-style-name="DefaultParagraphFont" style:family="text">
      <style:text-properties style:font-name="Courier New" style:font-name-complex="Monaco" style:font-size-complex="11pt" fo:language="en" fo:country="US"/>
    </style:style>
    <style:style style:name="T229" style:parent-style-name="DefaultParagraphFont" style:family="text">
      <style:text-properties style:font-name="Calibri" style:font-name-complex="Monaco" style:font-size-complex="11pt" fo:language="en" fo:country="US"/>
    </style:style>
    <style:style style:name="T230" style:parent-style-name="DefaultParagraphFont" style:family="text">
      <style:text-properties style:font-name="Calibri" style:font-name-complex="Times" style:font-size-complex="16pt" fo:language="en" fo:country="US"/>
    </style:style>
    <style:style style:name="T231" style:parent-style-name="DefaultParagraphFont" style:family="text">
      <style:text-properties style:font-name="Courier New" style:font-name-complex="Times" style:font-size-complex="16pt" fo:language="en" fo:country="US"/>
    </style:style>
    <style:style style:name="T232" style:parent-style-name="DefaultParagraphFont" style:family="text">
      <style:text-properties style:font-name="Calibri" style:font-name-complex="Times" style:font-size-complex="16pt" fo:language="en" fo:country="US"/>
    </style:style>
    <style:style style:name="T233" style:parent-style-name="DefaultParagraphFont" style:family="text">
      <style:text-properties style:font-name="Calibri" style:font-name-complex="Times" style:font-size-complex="16pt" fo:language="en" fo:country="US"/>
    </style:style>
    <style:style style:name="T234" style:parent-style-name="DefaultParagraphFont" style:family="text">
      <style:text-properties style:font-name="Courier New" style:font-name-complex="Times" style:font-size-complex="16pt" fo:language="en" fo:country="US"/>
    </style:style>
    <style:style style:name="T235" style:parent-style-name="DefaultParagraphFont" style:family="text">
      <style:text-properties style:font-name="Calibri" style:font-name-complex="Times" style:font-size-complex="16pt" fo:language="en" fo:country="US"/>
    </style:style>
    <style:style style:name="T236" style:parent-style-name="DefaultParagraphFont" style:family="text">
      <style:text-properties style:font-name="Courier New" style:font-name-complex="Times" style:font-size-complex="16pt" fo:language="en" fo:country="US"/>
    </style:style>
    <style:style style:name="T237" style:parent-style-name="DefaultParagraphFont" style:family="text">
      <style:text-properties style:font-name="Calibri" style:font-name-complex="Times" style:font-size-complex="16pt" fo:language="en" fo:country="US"/>
    </style:style>
    <style:style style:name="T238" style:parent-style-name="DefaultParagraphFont" style:family="text">
      <style:text-properties style:font-name="Courier New" style:font-name-complex="Times" style:font-size-complex="16pt" fo:language="en" fo:country="US"/>
    </style:style>
    <style:style style:name="T239" style:parent-style-name="DefaultParagraphFont" style:family="text">
      <style:text-properties style:font-name="Courier New" style:font-name-complex="Times" fo:font-style="italic" style:font-style-asian="italic" style:font-style-complex="italic" style:font-size-complex="16pt" fo:language="en" fo:country="US"/>
    </style:style>
    <style:style style:name="T240" style:parent-style-name="DefaultParagraphFont" style:family="text">
      <style:text-properties style:font-name="Calibri" style:font-name-complex="Times" style:font-size-complex="16pt" fo:language="en" fo:country="US"/>
    </style:style>
    <style:style style:name="P241" style:parent-style-name="Normal" style:family="paragraph">
      <style:paragraph-properties fo:widows="0" fo:orphans="0" style:text-autospace="none" fo:margin-bottom="0.2222in"/>
    </style:style>
    <style:style style:name="T242" style:parent-style-name="DefaultParagraphFont" style:family="text">
      <style:text-properties style:font-name="Calibri" style:font-name-complex="Times" style:font-size-complex="16pt" fo:language="en" fo:country="US"/>
    </style:style>
    <style:style style:name="T243" style:parent-style-name="DefaultParagraphFont" style:family="text">
      <style:text-properties style:font-name="Courier New" style:font-name-complex="Times" style:font-size-complex="16pt" fo:language="en" fo:country="US"/>
    </style:style>
    <style:style style:name="T244" style:parent-style-name="DefaultParagraphFont" style:family="text">
      <style:text-properties style:font-name="Calibri" style:font-name-complex="Times" style:font-size-complex="16pt" fo:language="en" fo:country="US"/>
    </style:style>
    <style:style style:name="T245" style:parent-style-name="DefaultParagraphFont" style:family="text">
      <style:text-properties style:font-name="Calibri" style:font-name-complex="Times" style:font-size-complex="16pt" fo:language="en" fo:country="US"/>
    </style:style>
    <style:style style:name="P246" style:parent-style-name="Normal" style:family="paragraph">
      <style:paragraph-properties fo:widows="0" fo:orphans="0" style:text-autospace="none" fo:margin-bottom="0.2222in"/>
    </style:style>
    <style:style style:name="T247" style:parent-style-name="DefaultParagraphFont" style:family="text">
      <style:text-properties style:font-name="Calibri" style:font-name-complex="Times" style:font-size-complex="16pt" fo:language="en" fo:country="US"/>
    </style:style>
    <style:style style:name="P248" style:parent-style-name="Normal" style:family="paragraph">
      <style:paragraph-properties fo:widows="0" fo:orphans="0" style:text-autospace="none" fo:margin-bottom="0.2222in"/>
    </style:style>
    <style:style style:name="T249" style:parent-style-name="DefaultParagraphFont" style:family="text">
      <style:text-properties style:font-name="Calibri" style:font-name-complex="Times" style:font-size-complex="16pt" fo:language="en" fo:country="US"/>
    </style:style>
    <style:style style:name="T250" style:parent-style-name="DefaultParagraphFont" style:family="text">
      <style:text-properties style:font-name="Calibri" style:font-name-complex="Times" fo:font-style="italic" style:font-style-asian="italic" style:font-style-complex="italic" style:font-size-complex="16pt" fo:language="en" fo:country="US"/>
    </style:style>
    <style:style style:name="T251" style:parent-style-name="DefaultParagraphFont" style:family="text">
      <style:text-properties style:font-name="Calibri" style:font-name-complex="Times" style:font-size-complex="16pt" fo:language="en" fo:country="US"/>
    </style:style>
    <style:style style:name="P252" style:parent-style-name="Normal" style:family="paragraph"/>
    <style:style style:name="T253" style:parent-style-name="DefaultParagraphFont" style:family="text">
      <style:text-properties style:font-name="Courier New"/>
    </style:style>
    <style:style style:name="T254" style:parent-style-name="DefaultParagraphFont" style:family="text">
      <style:text-properties style:font-name="Courier New"/>
    </style:style>
    <style:style style:name="P255" style:parent-style-name="Normal" style:family="paragraph">
      <style:text-properties style:font-name="Courier New"/>
    </style:style>
    <style:style style:name="T256" style:parent-style-name="DefaultParagraphFont" style:family="text">
      <style:text-properties style:font-name="Courier New"/>
    </style:style>
    <style:style style:name="T257" style:parent-style-name="DefaultParagraphFont" style:family="text">
      <style:text-properties fo:language="en" fo:country="US"/>
    </style:style>
    <style:style style:name="P258" style:parent-style-name="Normal" style:family="paragraph"/>
    <style:style style:name="T259" style:parent-style-name="DefaultParagraphFont" style:family="text">
      <style:text-properties style:font-name-complex="Monaco" fo:color="#000000" style:font-size-complex="11pt" fo:language="en" fo:country="US"/>
    </style:style>
    <style:style style:name="P260" style:parent-style-name="Normal" style:family="paragraph"/>
    <style:style style:name="P261" style:parent-style-name="Heading2" style:family="paragraph">
      <style:text-properties fo:language="en" fo:country="US"/>
    </style:style>
    <style:style style:name="P262" style:parent-style-name="Normal" style:family="paragraph"/>
    <style:style style:name="P263" style:parent-style-name="Normal" style:family="paragraph"/>
    <style:style style:name="P264" style:parent-style-name="Heading2" style:family="paragraph">
      <style:text-properties fo:language="en" fo:country="US"/>
    </style:style>
    <style:style style:name="T265" style:parent-style-name="DefaultParagraphFont" style:family="text">
      <style:text-properties style:font-name="Courier New"/>
    </style:style>
    <style:style style:name="P266" style:parent-style-name="Normal" style:family="paragraph"/>
    <style:style style:name="P267" style:parent-style-name="Normal" style:family="paragraph"/>
    <style:style style:name="P268" style:parent-style-name="Normal" style:family="paragraph"/>
    <style:style style:name="T269" style:parent-style-name="DefaultParagraphFont" style:family="text">
      <style:text-properties style:font-name="Courier New"/>
    </style:style>
    <style:style style:name="P270" style:parent-style-name="Normal" style:family="paragraph"/>
    <style:style style:name="P271" style:parent-style-name="Normal" style:family="paragraph"/>
    <style:style style:name="P272"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273" style:parent-style-name="Normal" style:family="paragraph">
      <style:paragraph-properties fo:widows="0" fo:orphans="0" style:text-autospace="none" fo:margin-bottom="0in"/>
    </style:style>
    <style:style style:name="T274" style:parent-style-name="DefaultParagraphFont" style:family="text">
      <style:text-properties style:font-name-complex="Monaco" style:font-size-complex="11pt" fo:language="en" fo:country="US"/>
    </style:style>
    <style:style style:name="T275" style:parent-style-name="DefaultParagraphFont" style:family="text">
      <style:text-properties style:font-name-complex="Monaco" style:font-size-complex="11pt" fo:language="en" fo:country="US"/>
    </style:style>
    <style:style style:name="T276" style:parent-style-name="DefaultParagraphFont" style:family="text">
      <style:text-properties style:font-name="Courier New" style:font-name-complex="Monaco" style:font-size-complex="11pt" fo:language="en" fo:country="US"/>
    </style:style>
    <style:style style:name="T277" style:parent-style-name="DefaultParagraphFont" style:family="text">
      <style:text-properties style:font-name-complex="Monaco" style:font-size-complex="11pt" fo:language="en" fo:country="US"/>
    </style:style>
    <style:style style:name="T278" style:parent-style-name="DefaultParagraphFont" style:family="text">
      <style:text-properties style:font-name="Courier New" style:font-name-complex="Monaco" style:font-size-complex="11pt" fo:language="en" fo:country="US"/>
    </style:style>
    <style:style style:name="T279" style:parent-style-name="DefaultParagraphFont" style:family="text">
      <style:text-properties style:font-name-complex="Monaco" style:font-size-complex="11pt" fo:language="en" fo:country="US"/>
    </style:style>
    <style:style style:name="T280" style:parent-style-name="DefaultParagraphFont" style:family="text">
      <style:text-properties style:font-name="Courier New" style:font-name-complex="Monaco" style:font-size-complex="11pt" fo:language="en" fo:country="US"/>
    </style:style>
    <style:style style:name="T281" style:parent-style-name="DefaultParagraphFont" style:family="text">
      <style:text-properties style:font-name-complex="Monaco" style:font-size-complex="11pt" fo:language="en" fo:country="US"/>
    </style:style>
    <style:style style:name="T282" style:parent-style-name="DefaultParagraphFont" style:family="text">
      <style:text-properties style:font-name="Courier New" style:font-name-complex="Monaco" style:font-size-complex="11pt" fo:language="en" fo:country="US"/>
    </style:style>
    <style:style style:name="T283" style:parent-style-name="DefaultParagraphFont" style:family="text">
      <style:text-properties style:font-name-complex="Monaco" style:font-size-complex="11pt" fo:language="en" fo:country="US"/>
    </style:style>
    <style:style style:name="T284" style:parent-style-name="DefaultParagraphFont" style:family="text">
      <style:text-properties style:font-name="Courier New" style:font-name-complex="Monaco" style:font-size-complex="11pt" fo:language="en" fo:country="US"/>
    </style:style>
    <style:style style:name="T285" style:parent-style-name="DefaultParagraphFont" style:family="text">
      <style:text-properties style:font-name-complex="Monaco" style:font-size-complex="11pt" fo:language="en" fo:country="US"/>
    </style:style>
    <style:style style:name="T286" style:parent-style-name="DefaultParagraphFont" style:family="text">
      <style:text-properties style:font-name="Courier New" style:font-name-complex="Monaco" style:font-size-complex="11pt" fo:language="en" fo:country="US"/>
    </style:style>
    <style:style style:name="T287" style:parent-style-name="DefaultParagraphFont" style:family="text">
      <style:text-properties style:font-name-complex="Monaco" style:font-size-complex="11pt" fo:language="en" fo:country="US"/>
    </style:style>
    <style:style style:name="P288" style:parent-style-name="Normal" style:family="paragraph"/>
    <style:style style:name="P289" style:parent-style-name="Normal" style:family="paragraph"/>
    <style:style style:name="P290" style:parent-style-name="Normal" style:family="paragraph"/>
    <style:style style:name="P291" style:parent-style-name="Heading2" style:family="paragraph">
      <style:text-properties fo:language="en" fo:country="US"/>
    </style:style>
    <style:style style:name="P292" style:parent-style-name="Normal" style:family="paragraph">
      <style:text-properties fo:language="en" fo:country="US"/>
    </style:style>
    <style:style style:name="P293" style:parent-style-name="Normal" style:family="paragraph"/>
    <style:style style:name="P294" style:parent-style-name="Normal" style:family="paragraph"/>
    <style:style style:name="P295" style:parent-style-name="Heading2" style:family="paragraph">
      <style:text-properties fo:language="en" fo:country="US"/>
    </style:style>
    <style:style style:name="P296" style:parent-style-name="Normal" style:family="paragraph">
      <style:paragraph-properties fo:widows="0" fo:orphans="0" style:text-autospace="none" fo:margin-bottom="0.2222in"/>
    </style:style>
    <style:style style:name="T297" style:parent-style-name="DefaultParagraphFont" style:family="text">
      <style:text-properties style:font-name-complex="Times" style:font-size-complex="16pt" fo:language="en" fo:country="US"/>
    </style:style>
    <style:style style:name="T298" style:parent-style-name="DefaultParagraphFont" style:family="text">
      <style:text-properties style:font-name-complex="Times" style:font-size-complex="16pt" fo:language="en" fo:country="US"/>
    </style:style>
    <style:style style:name="T299" style:parent-style-name="DefaultParagraphFont" style:family="text">
      <style:text-properties style:font-name-complex="Monaco" style:font-size-complex="11pt" fo:language="en" fo:country="US"/>
    </style:style>
    <style:style style:name="T300" style:parent-style-name="DefaultParagraphFont" style:family="text">
      <style:text-properties style:font-name-complex="Times" style:font-size-complex="16pt" fo:language="en" fo:country="US"/>
    </style:style>
    <style:style style:name="P301" style:parent-style-name="Normal" style:family="paragraph">
      <style:paragraph-properties fo:widows="0" fo:orphans="0" style:text-autospace="none" fo:margin-bottom="0in"/>
    </style:style>
    <style:style style:name="T302" style:parent-style-name="DefaultParagraphFont" style:family="text">
      <style:text-properties style:font-name-complex="Monaco" style:font-size-complex="11pt" fo:language="en" fo:country="US"/>
    </style:style>
    <style:style style:name="T303" style:parent-style-name="DefaultParagraphFont" style:family="text">
      <style:text-properties style:font-name-complex="Monaco" style:font-size-complex="11pt" fo:language="en" fo:country="US"/>
    </style:style>
    <style:style style:name="P304" style:parent-style-name="Normal" style:family="paragraph">
      <style:paragraph-properties fo:widows="0" fo:orphans="0" style:text-autospace="none" fo:margin-bottom="0in"/>
      <style:text-properties style:font-name="Calibri" style:font-name-complex="Monaco" style:font-size-complex="11pt" fo:language="en" fo:country="US"/>
    </style:style>
    <style:style style:name="TableColumn306" style:family="table-column">
      <style:table-column-properties style:column-width="5.9138in" style:use-optimal-column-width="false"/>
    </style:style>
    <style:style style:name="Table305" style:family="table">
      <style:table-properties style:width="5.9138in" fo:margin-left="0in" table:align="left"/>
    </style:style>
    <style:style style:name="TableRow307" style:family="table-row">
      <style:table-row-properties style:use-optimal-row-height="false"/>
    </style:style>
    <style:style style:name="TableCell308" style:family="table-cell">
      <style:table-cell-properties fo:border-top="0.0069in solid #000000" fo:border-left="0.0069in solid #000000" fo:border-bottom="0.0069in solid #808080" fo:border-right="0.0069in solid #000000" fo:background-color="#BFBFBF" style:writing-mode="lr-tb" fo:padding-top="0in" fo:padding-left="0.075in" fo:padding-bottom="0in" fo:padding-right="0.075in"/>
    </style:style>
    <style:style style:name="P309"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310" style:parent-style-name="Normal" style:family="paragraph">
      <style:paragraph-properties fo:widows="0" fo:orphans="0" style:text-autospace="none" fo:margin-bottom="0in"/>
      <style:text-properties style:font-name="Calibri" style:font-name-complex="Monaco" style:font-size-complex="11pt" fo:language="en" fo:country="US"/>
    </style:style>
    <style:style style:name="P311" style:parent-style-name="Normal" style:family="paragraph">
      <style:paragraph-properties fo:widows="0" fo:orphans="0" style:text-autospace="none" fo:margin-bottom="0in"/>
      <style:text-properties style:font-name-complex="Monaco" style:font-size-complex="11pt" fo:language="en" fo:country="US"/>
    </style:style>
    <style:style style:name="P312" style:parent-style-name="Normal" style:family="paragraph">
      <style:paragraph-properties fo:widows="0" fo:orphans="0" style:text-autospace="none" fo:margin-bottom="0in"/>
      <style:text-properties style:font-name="Calibri" style:font-name-complex="Monaco" style:font-size-complex="11pt" fo:language="en" fo:country="US"/>
    </style:style>
    <style:style style:name="TableColumn314" style:family="table-column">
      <style:table-column-properties style:column-width="5.9138in" style:use-optimal-column-width="false"/>
    </style:style>
    <style:style style:name="Table313" style:family="table">
      <style:table-properties style:width="5.9138in" fo:margin-left="0in" table:align="left"/>
    </style:style>
    <style:style style:name="TableRow315" style:family="table-row">
      <style:table-row-properties style:use-optimal-row-height="false"/>
    </style:style>
    <style:style style:name="TableCell316" style:family="table-cell">
      <style:table-cell-properties fo:border-top="0.0069in solid #000000" fo:border-left="0.0069in solid #000000" fo:border-bottom="0.0069in solid #808080" fo:border-right="0.0069in solid #000000" fo:background-color="#BFBFBF" style:writing-mode="lr-tb" fo:padding-top="0in" fo:padding-left="0.075in" fo:padding-bottom="0in" fo:padding-right="0.075in"/>
    </style:style>
    <style:style style:name="P317"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318" style:parent-style-name="Normal" style:family="paragraph">
      <style:text-properties fo:font-size="8pt" style:font-size-asian="8pt" fo:language="en" fo:country="US"/>
    </style:style>
    <style:style style:name="P319" style:parent-style-name="Normal" style:family="paragraph">
      <style:text-properties fo:language="en" fo:country="US"/>
    </style:style>
    <style:style style:name="P320" style:parent-style-name="Normal" style:family="paragraph">
      <style:text-properties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Hyperlink" style:family="text">
      <style:text-properties fo:language="en" fo:country="US"/>
    </style:style>
    <style:style style:name="P324" style:parent-style-name="Heading2" style:family="paragraph">
      <style:text-properties fo:language="en" fo:country="US"/>
    </style:style>
    <style:style style:name="P325" style:parent-style-name="Normal" style:family="paragraph">
      <style:text-properties style:font-name-complex="Monaco" fo:color="#000000" style:font-size-complex="11pt" fo:language="en" fo:country="US"/>
    </style:style>
    <style:style style:name="P326" style:parent-style-name="Normal" style:family="paragraph">
      <style:text-properties style:font-name-complex="Monaco" fo:color="#000000" style:font-size-complex="11pt" fo:language="en" fo:country="US"/>
    </style:style>
    <style:style style:name="P327" style:parent-style-name="Normal" style:family="paragraph">
      <style:text-properties style:font-name-complex="Monaco" fo:color="#000000" style:font-size-complex="11pt" fo:language="en" fo:country="US"/>
    </style:style>
    <style:style style:name="P328" style:parent-style-name="Heading2" style:family="paragraph">
      <style:text-properties fo:language="en" fo:country="US"/>
    </style:style>
    <style:style style:name="P329" style:parent-style-name="Normal" style:family="paragraph">
      <style:paragraph-properties fo:widows="0" fo:orphans="0" style:text-autospace="none" fo:margin-bottom="0.2222in"/>
      <style:text-properties style:font-name-complex="Times" style:font-size-complex="16pt" fo:language="en" fo:country="US"/>
    </style:style>
    <style:style style:name="P330" style:parent-style-name="Normal" style:family="paragraph">
      <style:paragraph-properties fo:widows="0" fo:orphans="0" style:text-autospace="none" fo:margin-bottom="0.2222in"/>
    </style:style>
    <style:style style:name="T331" style:parent-style-name="DefaultParagraphFont" style:family="text">
      <style:text-properties style:font-name-complex="Times" style:font-size-complex="16pt" fo:language="en" fo:country="US"/>
    </style:style>
    <style:style style:name="T332" style:parent-style-name="DefaultParagraphFont" style:family="text">
      <style:text-properties style:font-name-complex="Times" style:font-size-complex="16pt" fo:language="en" fo:country="US"/>
    </style:style>
  </office:automatic-styles>
  <office:body>
    <office:text text:use-soft-page-breaks="true">
      <text:h text:style-name="P1" text:outline-level="1">Developing VStar Plug-ins</text:h>
      <text:p text:style-name="P2"/>
      <text:table-of-content text:name="_TOC0">
        <text:table-of-content-source text:outline-level="9"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TOC4">
            <text:index-entry-text/>
            <text:index-entry-tab-stop style:leader-char="." style:type="right"/>
            <text:index-entry-page-number/>
          </text:table-of-content-entry-template>
          <text:table-of-content-entry-template text:outline-level="5" text:style-name="TOC5">
            <text:index-entry-text/>
            <text:index-entry-tab-stop style:leader-char="." style:type="right"/>
            <text:index-entry-page-number/>
          </text:table-of-content-entry-template>
          <text:table-of-content-entry-template text:outline-level="6" text:style-name="TOC6">
            <text:index-entry-text/>
            <text:index-entry-tab-stop style:leader-char="." style:type="right"/>
            <text:index-entry-page-number/>
          </text:table-of-content-entry-template>
          <text:table-of-content-entry-template text:outline-level="7" text:style-name="TOC7">
            <text:index-entry-text/>
            <text:index-entry-tab-stop style:leader-char="." style:type="right"/>
            <text:index-entry-page-number/>
          </text:table-of-content-entry-template>
          <text:table-of-content-entry-template text:outline-level="8" text:style-name="TOC8">
            <text:index-entry-text/>
            <text:index-entry-tab-stop style:leader-char="." style:type="right"/>
            <text:index-entry-page-number/>
          </text:table-of-content-entry-template>
          <text:table-of-content-entry-template text:outline-level="9" text:style-name="TOC9">
            <text:index-entry-text/>
            <text:index-entry-tab-stop style:leader-char="." style:type="right"/>
            <text:index-entry-page-number/>
          </text:table-of-content-entry-template>
        </text:table-of-content-source>
        <text:index-body>
          <text:p text:style-name="P3">Table of Contents</text:p>
          <text:p text:style-name="P4">Developing VStar Plug-ins<text:tab/>1</text:p>
          <text:p text:style-name="P5">Introduction<text:tab/>1</text:p>
          <text:p text:style-name="P6">Plug-in Types<text:tab/>2</text:p>
          <text:p text:style-name="P7">Application Programming Interface<text:tab/>3</text:p>
          <text:p text:style-name="P8">Creating an Observation Tool plug-in<text:tab/>4</text:p>
          <text:p text:style-name="P9">Creating a General Tool plug-in<text:tab/>5</text:p>
          <text:p text:style-name="P10">Creating a Custom Filter plug-in<text:tab/>5</text:p>
          <text:p text:style-name="P11">Creating a Period Analysis plug-in<text:tab/>6</text:p>
          <text:p text:style-name="P12">Creating an Observation Source plug-in<text:tab/>6</text:p>
          <text:p text:style-name="P13">Creating an Observation Sink plug-in<text:tab/>6</text:p>
          <text:p text:style-name="P14">Creating a Model Creator plug-in<text:tab/>7</text:p>
          <text:p text:style-name="P15">Create an Observation Transformer plug-in<text:tab/>7</text:p>
          <text:p text:style-name="P16">Dependencies upon<text:s/>Additional Libraries<text:tab/>7</text:p>
          <text:p text:style-name="P17">Plug-in Development Tool<text:tab/>7</text:p>
          <text:p text:style-name="P18">Limitations and Constraints<text:tab/>8</text:p>
          <text:p text:style-name="P19">Closing Remarks<text:tab/>8</text:p>
        </text:index-body>
      </text:table-of-content>
      <text:h text:style-name="Heading2" text:outline-level="2"><text:bookmark-start text:name="_Toc397017058"/>Introduction<text:bookmark-end text:name="_Toc397017058"/></text:h>
      <text:p text:style-name="Normal">Some things clearly belong to the basic set of features needed by a program such as VStar such as the ability to:</text:p>
      <text:list text:style-name="LFO1" text:continue-numbering="true">
        <text:list-item>
          <text:p text:style-name="P20">Plot light curves and phase<text:s/>plots</text:p>
        </text:list-item>
        <text:list-item>
          <text:p text:style-name="P21">View data in tabular format</text:p>
        </text:list-item>
        <text:list-item>
          <text:p text:style-name="P22">Load observation data from a variety of sources</text:p>
        </text:list-item>
        <text:list-item>
          <text:p text:style-name="P23">Save and print</text:p>
        </text:list-item>
        <text:list-item>
          <text:p text:style-name="P24">Filter/search</text:p>
        </text:list-item>
        <text:list-item>
          <text:p text:style-name="P25">Perform period analysis</text:p>
        </text:list-item>
      </text:list>
      <text:p text:style-name="Normal">Other features are less obvious. Even some of the items on the list above are not clear-cut. Which period analysis algorithms should be included? What format should files be saved in? What filter expressions should be permitted? It is not possible to anticipate every use to which VStar may be put.</text:p>
      <text:p text:style-name="Normal">To address this, VStar has a plug-in capability that allows anyone with a moderate knowledge of Java (or other programming languages) to add new functionality to VStar without having to modify its source code, or to have commit rights to the GitHub source code repository, or to be able to rebuild and redeploy VStar.</text:p>
      <text:p text:style-name="Normal">In addition, a plug-in may be a good way to prototype an idea or algorithm that may ultimately be included in the VStar source tree. In this way, the VStar user community can more easily engage in the tool’s future development, and the tool’s flexibility is enhanced.</text:p>
      <text:soft-page-break/>
      <text:p text:style-name="Normal">In principle, the plug-in developer is not constrained to use only Java. Any language that can generate Java Virtual Machine class files may be used to develop plug-ins, e.g. Scala, Ruby (JRuby), Python (Jython), JavaScript (Nashorn, GraalVM, V8), Groovy, Lisp<text:s/>(e.g. Clojure). Having said that, Java is the most straighforward choice.</text:p>
      <text:h text:style-name="Heading2" text:outline-level="2"><text:bookmark-start text:name="_Toc397017059"/>Plug-in Types<text:bookmark-end text:name="_Toc397017059"/></text:h>
      <text:p text:style-name="Normal">There are currently six types of VStar plug-in:</text:p>
      <text:list text:style-name="LFO2" text:continue-numbering="true">
        <text:list-item>
          <text:p text:style-name="P26">Observation tool</text:p>
        </text:list-item>
        <text:list-item>
          <text:p text:style-name="P27">General tool</text:p>
        </text:list-item>
        <text:list-item>
          <text:p text:style-name="P28">Custom filter</text:p>
        </text:list-item>
        <text:list-item>
          <text:p text:style-name="P29">Period analysis</text:p>
        </text:list-item>
        <text:list-item>
          <text:p text:style-name="P30">Observation source</text:p>
        </text:list-item>
        <text:list-item>
          <text:p text:style-name="P31">Observation sink</text:p>
        </text:list-item>
        <text:list-item>
          <text:p text:style-name="P32">Model creation</text:p>
        </text:list-item>
        <text:list-item>
          <text:p text:style-name="P33">Observation transformer</text:p>
        </text:list-item>
      </text:list>
      <text:p text:style-name="Normal">All plug-ins must take the form of a jar (Java archive) file. <text:s/>Once this jar file is copied to a particular directory, the plug-in will appear as a menu item next time VStar is started.</text:p>
      <text:p text:style-name="Normal">An<text:s/><text:span text:style-name="T34">observation</text:span><text:s/><text:span text:style-name="T35">tool plug-in</text:span><text:s/>will appear in the Tool menu and is able to perform arbitrary processing on the currently loaded dataset.</text:p>
      <text:p text:style-name="Normal">A<text:s/><text:span text:style-name="T36">general tool plug-in</text:span><text:s/>is intended to be used for general utilities and will appear in the Tool menu.</text:p>
      <text:p text:style-name="Normal">A<text:s/><text:span text:style-name="T37">custom filter plug-in</text:span><text:s/>filters data in the plots and tables as per the View -&gt; Filter… menu item, permitting an arbitrarily complex filter expression. Custom filters will appear in the View -&gt; Custom Filter sub-menu.</text:p>
      <text:p text:style-name="Normal">A<text:s/><text:span text:style-name="T38">period analysis plug-in</text:span><text:s/>will appear in the Analysis -&gt; Period Search sub-menu and applies an algorithm such as a Fourier Transform to a particular series (band) of the loaded dataset. By default, the data that is passed to the plug-in is the series that is used as the basis for the light curve mean plot. The results may then be plotted and/or stored in a<text:s/>table. Support is provided for creating a dialog for displaying the results of the period analysis and for selecting a period value with which to create a new phase plot.</text:p>
      <text:p text:style-name="Normal">An<text:s/><text:span text:style-name="T39">observation source plug-in</text:span><text:s/>will appear in the File menu or within a file chooser and permits observation datasets to be loaded from arbitrary sources, such as FITS files, web services or HTTP data streams, databases other than AAVSO’s, or special file formats. Implementations of these plug-ins have been the most frequent of all so far.</text:p>
      <text:p text:style-name="Normal">An<text:s/><text:span text:style-name="T40">observation sink plug-in</text:span><text:s/>will appear in the file save chooser and permits the observation list to be saved in a particular format.</text:p>
      <text:soft-page-break/>
      <text:p text:style-name="Normal">A<text:s/><text:span text:style-name="T41">model creation plug-in</text:span><text:s/>will appear in the Analysis menu and can be used to create an arbitrary model of the loaded dataset, e.g. custom curve fitting.</text:p>
      <text:p text:style-name="Normal">An<text:s/><text:span text:style-name="T42">observation transformer plug-in</text:span><text:s/>will appear in the Tool menu and can be used to transform currently loaded observations in arbitrary ways.</text:p>
      <text:h text:style-name="Heading2" text:outline-level="2"><text:bookmark-start text:name="_Toc397017060"/>Application Programming Interface<text:bookmark-end text:name="_Toc397017060"/></text:h>
      <text:p text:style-name="Normal">VStar’s application programming interface (API) for plug-in development is captured as Javadoc.</text:p>
      <text:p text:style-name="Normal">The file<text:s/><text:span text:style-name="T43">vstar.jar</text:span><text:s/>contains VStar’s functionality and is used for VStar plug-in development.<text:s/>For a particular release of VStar, this file can be found in the:</text:p>
      <text:list text:style-name="LFO3" text:continue-numbering="true">
        <text:list-item>
          <text:p text:style-name="P44"><text:span text:style-name="T45">VStar/dist</text:span><text:s/>directory for Windows and Linux, or</text:p>
        </text:list-item>
      </text:list>
      <text:list text:style-name="LFO4" text:continue-numbering="true">
        <text:list-item>
          <text:p text:style-name="P46"><text:s/><text:span text:style-name="T47">VS</text:span><text:span text:style-name="T48">tar.app/Contents/Java</text:span><text:span text:style-name="T49"><text:s/>directory on Mac OS X.</text:span></text:p>
        </text:list-item>
      </text:list>
      <text:p text:style-name="Normal">The latest VStar documentation (Javadoc) zip file can be downloaded from <text:s/>a release directory:</text:p>
      <text:list text:style-name="LFO5" text:continue-numbering="true">
        <text:list-item>
          <text:p text:style-name="P50"><text:a xlink:href="https://github.com/AAVSO/VStar/releases" office:target-frame-name="_top" xlink:show="replace">https://github.com/AAVSO/VStar/releases</text:a></text:p>
        </text:list-item>
      </text:list>
      <text:p text:style-name="Normal">Insofar as creating plug-ins is concerned, the key classes and interfaces are:</text:p>
      <text:list text:style-name="LFO6" text:continue-numbering="true">
        <text:list-item>
          <text:p text:style-name="P51"><text:span text:style-name="T52">org.aavso.tools.vstar.plugin.PluginBase</text:span></text:p>
        </text:list-item>
        <text:list-item>
          <text:p text:style-name="P53"><text:span text:style-name="T54">org.aavso.tools.vstar.plugin.ObservationToolPluginBase</text:span></text:p>
        </text:list-item>
        <text:list-item>
          <text:p text:style-name="P55"><text:span text:style-name="T56">org.aavso.tools.vstar.plugin.GeneralToolPluginBase</text:span></text:p>
        </text:list-item>
        <text:list-item>
          <text:p text:style-name="P57"><text:span text:style-name="T58">org.aavso.tools.vstar.plugin.ObservationSourcePluginBase</text:span></text:p>
        </text:list-item>
        <text:list-item>
          <text:p text:style-name="P59"><text:span text:style-name="T60">org.aavso.tools.vstar.plugin.</text:span><text:span text:style-name="T61">ObservationSinkPluginBase</text:span></text:p>
        </text:list-item>
        <text:list-item>
          <text:p text:style-name="P62"><text:span text:style-name="T63">org.aavso.tools.vstar.plugin.CustomFilterPluginBase</text:span></text:p>
        </text:list-item>
        <text:list-item>
          <text:p text:style-name="P64"><text:span text:style-name="T65">org.aavso.tools.vstar.plugin.ModelCreatorPluginBase</text:span></text:p>
        </text:list-item>
        <text:list-item>
          <text:p text:style-name="P66"><text:span text:style-name="T67">org.aavso.tools.vstar.plugin.</text:span><text:span text:style-name="T68">Observation</text:span><text:span text:style-name="T69">TransformerPluginBase</text:span></text:p>
        </text:list-item>
        <text:list-item>
          <text:p text:style-name="P70"><text:span text:style-name="T71">org.aavso.tools.vstar.plugin.period.PeriodAnalysisPluginBase</text:span></text:p>
        </text:list-item>
        <text:list-item>
          <text:p text:style-name="P72"><text:span text:style-name="T73">org.aavso.tools.vstar.plugin.period.PeriodAnalysisDialogBase</text:span></text:p>
        </text:list-item>
        <text:list-item>
          <text:p text:style-name="P74"><text:span text:style-name="T75">org.aavso.tools.vstar.plugin.period.</text:span><text:span text:style-name="T76">PeriodAnalysisComponentFactory</text:span></text:p>
        </text:list-item>
        <text:list-item>
          <text:p text:style-name="P77"><text:span text:style-name="T78">org.aavso.tools.vstar.data.ValidObservation</text:span></text:p>
        </text:list-item>
      </text:list>
      <text:p text:style-name="Normal">The<text:s/><text:span text:style-name="T79">org.aavso.tools.vstar.plugin.period.impl</text:span><text:span text:style-name="T80"><text:s/></text:span>package contains an example period analysis plug-in implementation:<text:s/></text:p>
      <text:p text:style-name="Normal"><text:span text:style-name="T81">DcDftPeriodAnalysisPlugin</text:span><text:s text:c="2"/>for the Date Compensated Discrete Fourier Transform algorithm. This class is presented internally to VStar as just another plug-in.</text:p>
      <text:p text:style-name="Normal">Given that plug-ins reference<text:s/><text:span text:style-name="T82">vstar.jar</text:span>, a plug-in can make use of other VStar classes (e.g.<text:s/><text:span text:style-name="T83">org.aavso.tools.vstar.ui.dialog.MessageBox</text:span>).</text:p>
      <text:soft-page-break/>
      <text:p text:style-name="Normal">For examples of plug-ins in use, see:</text:p>
      <text:list text:style-name="LFO7" text:continue-numbering="true">
        <text:list-item>
          <text:p text:style-name="P84"><text:a xlink:href="https://github.com/AAVSO/VStar/tree/master/plugin/src/org/aavso/tools/vstar/external/plugin" office:target-frame-name="_top" xlink:show="replace">https://github.com/AAVSO/VStar/tree/master/plugin/src/org/aavso/tools/vstar/external/plugin</text:a></text:p>
        </text:list-item>
      </text:list>
      <text:h text:style-name="Heading2" text:outline-level="2"><text:bookmark-start text:name="_Toc397017061"/>Creating an Observation Tool plug-in<text:bookmark-end text:name="_Toc397017061"/></text:h>
      <text:p text:style-name="Normal">Suppose you wanted to create a simple plug-in to count the number of observations in the loaded dataset. While not very useful in itself, working through a simple example like this will get you started towards creating more complex, useful plug-ins. Here are the steps to follow:</text:p>
      <text:list text:style-name="LFO8" text:continue-numbering="true">
        <text:list-item>
          <text:p text:style-name="P85">Ensure you<text:s/>have installed the Java Development Kit, version 1.6 or higher.</text:p>
        </text:list-item>
        <text:list-item>
          <text:p text:style-name="P86">Locate the version of<text:s/><text:span text:style-name="T87">vstar.jar</text:span><text:s/>associated with the release of VStar you wish to develop plug-ins for.</text:p>
        </text:list-item>
        <text:list-item>
          <text:p text:style-name="P88">Create a file with your favourite editor or Integrated Development Environment (e.g. Eclipse) with the following content:</text:p>
        </text:list-item>
      </text:list>
      <text:p text:style-name="P89"><text:span text:style-name="T90">package</text:span><text:span text:style-name="T91"><text:s/>my.vstar.plugin;</text:span></text:p>
      <text:p text:style-name="P92"/>
      <text:p text:style-name="P93"><text:span text:style-name="T94">import</text:span><text:span text:style-name="T95"><text:s/>java.util.List;</text:span></text:p>
      <text:p text:style-name="P96"/>
      <text:p text:style-name="P97"><text:span text:style-name="T98">import</text:span><text:span text:style-name="T99"><text:s/>org.a</text:span><text:span text:style-name="T100">avso.tools.vstar.data.ValidObservation;</text:span></text:p>
      <text:p text:style-name="P101"><text:span text:style-name="T102">import</text:span><text:span text:style-name="T103"><text:s/>org.aavso.tools.vstar.plugin.ObservationToolPluginBase;</text:span></text:p>
      <text:p text:style-name="P104"><text:span text:style-name="T105">import</text:span><text:span text:style-name="T106"><text:s/>org.aavso.tools.vstar.ui.dialog.MessageBox;</text:span></text:p>
      <text:p text:style-name="P107"/>
      <text:p text:style-name="P108"><text:span text:style-name="T109">/**</text:span></text:p>
      <text:p text:style-name="P110"><text:span text:style-name="T111"><text:s/>* This is a simple observation counting VStar tool plug</text:span><text:span text:style-name="T112">-</text:span><text:span text:style-name="T113">in.</text:span></text:p>
      <text:p text:style-name="P114"><text:span text:style-name="T115"><text:s/>*/</text:span></text:p>
      <text:p text:style-name="P116"><text:span text:style-name="T117">public</text:span><text:span text:style-name="T118"><text:s/></text:span><text:span text:style-name="T119">class</text:span><text:span text:style-name="T120"><text:s/>ObservationCounter<text:s/></text:span><text:span text:style-name="T121">extends</text:span><text:span text:style-name="T122"><text:s/>ObservationToolPluginBase {</text:span></text:p>
      <text:p text:style-name="P123"/>
      <text:p text:style-name="P124"><text:span text:style-name="T125"><text:tab/></text:span><text:span text:style-name="T126">@Override</text:span></text:p>
      <text:p text:style-name="P127"><text:span text:style-name="T128"><text:tab/></text:span><text:span text:style-name="T129">public</text:span><text:span text:style-name="T130"><text:s/></text:span><text:span text:style-name="T131">void</text:span><text:span text:style-name="T132"><text:s/>invoke(List&lt;ValidObservation&gt; obs) {</text:span></text:p>
      <text:p text:style-name="P133"><text:span text:style-name="T134"><text:tab/></text:span><text:span text:style-name="T135"><text:tab/></text:span><text:span text:style-name="T136">int</text:span><text:span text:style-name="T137"><text:s/>count = obs.size();</text:span></text:p>
      <text:p text:style-name="P138"><text:span text:style-name="T139"><text:tab/></text:span><text:span text:style-name="T140"><text:tab/>MessageBox.</text:span><text:span text:style-name="T141">showMessageDialog</text:span><text:span text:style-name="T142">(</text:span><text:span text:style-name="T143">"Observation Count"</text:span><text:span text:style-name="T144">, String.</text:span><text:span text:style-name="T145">format</text:span><text:span text:style-name="T146">(</text:span></text:p>
      <text:p text:style-name="P147"><text:span text:style-name="T148"><text:tab/></text:span><text:span text:style-name="T149"><text:tab/></text:span><text:span text:style-name="T150"><text:tab/></text:span><text:span text:style-name="T151">"There are %d observations in the loaded dataset."</text:span><text:span text:style-name="T152">, count));</text:span></text:p>
      <text:p text:style-name="P153"><text:span text:style-name="T154"><text:tab/>}</text:span></text:p>
      <text:p text:style-name="P155"/>
      <text:p text:style-name="P156"><text:span text:style-name="T157"><text:tab/></text:span><text:span text:style-name="T158">@Override</text:span></text:p>
      <text:p text:style-name="P159"><text:span text:style-name="T160"><text:tab/></text:span><text:span text:style-name="T161">public</text:span><text:span text:style-name="T162"><text:s/>String getDescription() {</text:span></text:p>
      <text:p text:style-name="P163"><text:span text:style-name="T164"><text:tab/></text:span><text:span text:style-name="T165"><text:tab/></text:span><text:span text:style-name="T166">return</text:span><text:span text:style-name="T167"><text:s/></text:span><text:span text:style-name="T168">"Observation counting tool plug-in"</text:span><text:span text:style-name="T169">;</text:span></text:p>
      <text:p text:style-name="P170"><text:span text:style-name="T171"><text:tab/>}</text:span></text:p>
      <text:p text:style-name="P172"/>
      <text:p text:style-name="P173"><text:span text:style-name="T174"><text:tab/></text:span><text:span text:style-name="T175">@Override</text:span></text:p>
      <text:p text:style-name="P176"><text:span text:style-name="T177"><text:tab/></text:span><text:span text:style-name="T178">public</text:span><text:span text:style-name="T179"><text:s/>String getDisplayName() {</text:span></text:p>
      <text:p text:style-name="P180"><text:span text:style-name="T181"><text:tab/></text:span><text:span text:style-name="T182"><text:tab/></text:span><text:span text:style-name="T183">return</text:span><text:span text:style-name="T184"><text:s/></text:span><text:span text:style-name="T185">"Observation Counter"</text:span><text:span text:style-name="T186">;</text:span></text:p>
      <text:p text:style-name="P187"><text:span text:style-name="T188"><text:tab/>}</text:span></text:p>
      <text:p text:style-name="P189">}</text:p>
      <text:p text:style-name="P190"/>
      <text:p text:style-name="P191">Some key things to note are:</text:p>
      <text:p text:style-name="P192"/>
      <text:list text:style-name="LFO9" text:continue-numbering="true">
        <text:list-item>
          <text:p text:style-name="P193"><text:span text:style-name="T194">The file must be called<text:s/></text:span><text:span text:style-name="T195">ObservationCounter.java</text:span><text:span text:style-name="T196"><text:s/>and located in the directory<text:s/></text:span><text:span text:style-name="T197">my/vstar/plugin</text:span><text:span text:style-name="T198"><text:s/>relative to the current directory. Let’s call the latter<text:s/></text:span><text:span text:style-name="T199">src</text:span><text:span text:style-name="T200">.</text:span></text:p>
        </text:list-item>
        <text:list-item>
          <text:p text:style-name="P201"><text:span text:style-name="T202">After saving the file, and assuming you are taking a bare-bones approach to editing and compiling Java code , from a DOS prom</text:span><text:span text:style-name="T203">pt or *nix shell, with<text:s/></text:span><text:span text:style-name="T204">src</text:span><text:span text:style-name="T205"><text:s/>as your current directory, compile the source code, including the vstar.jar file (specifying the full path to vstar.jar) in the classpath, like this:</text:span></text:p>
        </text:list-item>
      </text:list>
      <text:p text:style-name="P206"/>
      <table:table table:style-name="Table207">
        <table:table-columns>
          <table:table-column table:style-name="TableColumn208"/>
        </table:table-columns>
        <table:table-row table:style-name="TableRow209">
          <table:table-cell table:style-name="TableCell210">
            <text:soft-page-break/>
            <text:p text:style-name="P211">javac –cp vstar.jar my/vstar/plugin/ObservationCounter.java</text:p>
          </table:table-cell>
        </table:table-row>
      </table:table>
      <text:p text:style-name="P212"/>
      <text:list text:style-name="LFO10" text:continue-numbering="true">
        <text:list-item>
          <text:p text:style-name="P213"><text:span text:style-name="T214">Next,<text:s/></text:span><text:span text:style-name="T215">create <text:s/>a jar file with the same name as the fully qualified<text:s/></text:span><text:span text:style-name="T216">ToolPluginBase</text:span><text:span text:style-name="T217"><text:s/>subclass. Note that this naming scheme is not optional. In this case, we would have:</text:span></text:p>
        </text:list-item>
      </text:list>
      <text:p text:style-name="P218"/>
      <table:table table:style-name="Table219">
        <table:table-columns>
          <table:table-column table:style-name="TableColumn220"/>
        </table:table-columns>
        <table:table-row table:style-name="TableRow221">
          <table:table-cell table:style-name="TableCell222">
            <text:p text:style-name="P223">jar -cf my.vstar.plugin.ObservationCounter.jar <text:s text:c="3"/></text:p>
            <text:p text:style-name="P224"><text:s text:c="8"/>my/vstar/plugin/ObservationCounter.class</text:p>
          </table:table-cell>
        </table:table-row>
      </table:table>
      <text:p text:style-name="P225"/>
      <text:list text:style-name="LFO11" text:continue-numbering="true">
        <text:list-item>
          <text:p text:style-name="P226"><text:span text:style-name="T227">Next, move the jar file to the<text:s/></text:span><text:span text:style-name="T228">vstar_plugins</text:span><text:span text:style-name="T229"><text:s/>directory.<text:s/></text:span><text:span text:style-name="T230">Plug-in jars must be placed into the<text:s/></text:span><text:span text:style-name="T231">vstar_plugins<text:s/></text:span><text:span text:style-name="T232">directory in your home directory (for Mac or *nix that will be</text:span><text:span text:style-name="T233"><text:s/></text:span><text:span text:style-name="T234">$HOME</text:span><text:span text:style-name="T235"><text:s/>or<text:s/></text:span><text:span text:style-name="T236">~</text:span><text:span text:style-name="T237">, "</text:span><text:span text:style-name="T238">C:\Documents and Settings\</text:span><text:span text:style-name="T239">user</text:span><text:span text:style-name="T240">" under Windows).</text:span></text:p>
        </text:list-item>
        <text:list-item>
          <text:p text:style-name="P241"><text:span text:style-name="T242">Finally, start VStar. A menu item called<text:s/></text:span><text:span text:style-name="T243">Observation Counter</text:span><text:span text:style-name="T244"><text:s/>should appear in the Tool menu. Load a dataset from a file or the database and select that menu item. A simple dialog box should appe</text:span><text:span text:style-name="T245">ar telling you how many observations are loaded.</text:span></text:p>
        </text:list-item>
      </text:list>
      <text:p text:style-name="P246"><text:span text:style-name="T247">Subsequent sections point to GitHub for plugin type examples.</text:span></text:p>
      <text:p text:style-name="P248"><text:span text:style-name="T249">See also<text:s/></text:span><text:span text:style-name="T250">Plug-in Development Tool</text:span><text:span text:style-name="T251"><text:s/>for plug-in building support.</text:span></text:p>
      <text:h text:style-name="Heading2" text:outline-level="2"><text:bookmark-start text:name="_Toc397017062"/>Creating a General Tool plug-in<text:bookmark-end text:name="_Toc397017062"/></text:h>
      <text:p text:style-name="Normal">This section shows an example of a simple General<text:s/>Tool plug-in that converts a Julian Day to a calendar date:</text:p>
      <text:list text:style-name="LFO12" text:continue-numbering="true">
        <text:list-item>
          <text:p text:style-name="P252"><text:a xlink:href="https://github.com/AAVSO/VStar/blob/master/plugin/src/org/aavso/tools/vstar/external/plugin/JDToDateTool.java" office:target-frame-name="_top" xlink:show="replace">https://github.com/AAVSO/VStar/blob/master/plugin/src/org/aavso/tools/vstar/external/plugin/JDToDateTool.java</text:a></text:p>
        </text:list-item>
      </text:list>
      <text:p text:style-name="Normal">The source file needs<text:s/>to be<text:s/><text:span text:style-name="T253">JDToDateTool.java</text:span><text:s/>and must be located in the directory<text:s/><text:span text:style-name="T254">org/aavso/tools/vstar/external/plugin</text:span>. If the package on line 4 was changed to:</text:p>
      <text:p text:style-name="P255">package my.vstar.plugin;</text:p>
      <text:p text:style-name="Normal">then the directory<text:s/><text:span text:style-name="T256">my/vstar/plugin</text:span><text:s/>could be used instead.</text:p>
      <text:h text:style-name="Heading2" text:outline-level="2"><text:bookmark-start text:name="_Toc397017063"/>Creating a Custom Filter plug-in<text:bookmark-end text:name="_Toc397017063"/></text:h>
      <text:p text:style-name="Normal"><text:span text:style-name="T257">Here is a simple example of a custom filter plug-in</text:span></text:p>
      <text:list text:style-name="LFO13" text:continue-numbering="true">
        <text:list-item>
          <text:p text:style-name="P258"><text:a xlink:href="https://github.com/AAVSO/VStar/blob/master/plugin/src/org/aavso/tools/vstar/example/plugin/CustomFilterTest.java" office:target-frame-name="_top" xlink:show="replace">https://github.com/AAVSO/VStar/blob/master/plugin/src/org/aavso/tools/vstar/example/plugin/CustomFilterTest.java</text:a></text:p>
        </text:list-item>
      </text:list>
      <text:p text:style-name="Normal"><text:span text:style-name="T259">See the following for a more complex (and useful example):</text:span></text:p>
      <text:list text:style-name="LFO14" text:continue-numbering="true">
        <text:list-item>
          <text:p text:style-name="P260"><text:a xlink:href="https://github.com/AAVSO/VStar/blob/master/plugin/src/org/aavso/tools/vstar/external/plugin/ObserverListFilter.java" office:target-frame-name="_top" xlink:show="replace">https://github.com/AAVSO/VStar/blob/master/plugin/src/org/aavso/tools/vstar/external/plugin/ObserverListFilter.java</text:a></text:p>
        </text:list-item>
      </text:list>
      <text:h text:style-name="P261" text:outline-level="2"><text:bookmark-start text:name="_Toc397017064"/>Creating<text:s/>a Period Analysis plug-in<text:bookmark-end text:name="_Toc397017064"/></text:h>
      <text:p text:style-name="Normal">Here is a simple example of a period analysis plug-in:</text:p>
      <text:list text:style-name="LFO15" text:continue-numbering="true">
        <text:list-item>
          <text:p text:style-name="P262"><text:a xlink:href="https://github.com/AAVSO/VStar/blob/master/plugin/src/org/aavso/tools/vstar/example/plugin/PeriodAnalysis.java" office:target-frame-name="_top" xlink:show="replace">https://github.com/AAVSO/VStar/blob/master/plugin/src/org/aavso/tools/vstar/example/plugin/PeriodAnalysis.java</text:a></text:p>
        </text:list-item>
      </text:list>
      <text:p text:style-name="Normal">For a more complex example, see:</text:p>
      <text:list text:style-name="LFO16" text:continue-numbering="true">
        <text:list-item>
          <text:p text:style-name="P263"><text:a xlink:href="https://github.com/AAVSO/VStar/blob/master/plugin/src/org/aavso/tools/vstar/external/plugin/AoVPeriodSearch.java" office:target-frame-name="_top" xlink:show="replace">https://github.com/AAVSO/VStar/blob/master/plugin/src/org/aavso/tools/vstar/external/plugin/AoVPeriodSearch.java</text:a></text:p>
        </text:list-item>
      </text:list>
      <text:h text:style-name="P264" text:outline-level="2"><text:bookmark-start text:name="_Toc397017065"/>Creating an Observation Source plug-in<text:bookmark-end text:name="_Toc397017065"/></text:h>
      <text:p text:style-name="Normal">By developing an observation source plug-in, VStar can accept observations from arbitrary data sources, such as a non-AAVSO database, a web service, a file format not understood by VStar natively, and so on. These plug-ins appear as additional File menu items.</text:p>
      <text:p text:style-name="Normal">The<text:s/><text:span text:style-name="T265">ValidObservation</text:span><text:s/>fields displayed in plots or tables for datasets loaded by observation source plug-ins are:</text:p>
      <text:list text:style-name="LFO17" text:continue-numbering="true">
        <text:list-item>
          <text:p text:style-name="P266">Julian Day</text:p>
        </text:list-item>
        <text:list-item>
          <text:p text:style-name="P267">Magnitude</text:p>
        </text:list-item>
        <text:list-item>
          <text:p text:style-name="P268">Band</text:p>
        </text:list-item>
      </text:list>
      <text:p text:style-name="Normal">Band is optional. Additional detail can be added to each observation via ValidObservation’s<text:s/><text:span text:style-name="T269">addDetail()</text:span><text:s/>method. For examples of this, see the Kepler/TESS, SuperWASP, and Catalina Sky Survey observation source plug-ins here:</text:p>
      <text:list text:style-name="LFO18" text:continue-numbering="true">
        <text:list-item>
          <text:p text:style-name="P270"><text:span text:style-name="Hyperlink">https://github.com/</text:span><text:span text:style-name="Hyperlink">AAVSO/VStar/tree/master/plugin/src/org/aavso/tools/vstar/external/plugin</text:span></text:p>
        </text:list-item>
      </text:list>
      <text:p text:style-name="Normal">Here is an example of an observation data source plug-in that generates a synthetic dataset each time it is selected from the File menu:</text:p>
      <text:list text:style-name="LFO19" text:continue-numbering="true">
        <text:list-item>
          <text:p text:style-name="P271"><text:a xlink:href="https://github.com/AAVSO/VStar/blob/master/plugin/src/org/aavso/tools/vstar/example/plugin/ExampleObSource.java" office:target-frame-name="_top" xlink:show="replace">https://github.com/AAVSO/VStar/blob/master/plugin/src/org/aavso/tools/vstar/example/plugin/ExampleObSource.java</text:a></text:p>
        </text:list-item>
      </text:list>
      <text:p text:style-name="P272"/>
      <text:p text:style-name="P273"><text:span text:style-name="T274">In a real plug-in, such observations would come from a<text:s/></text:span><text:span text:style-name="T275">file, a web service, an http URL stream, or some database other than the AAVSO International Database. In such cases,<text:s/></text:span><text:span text:style-name="T276">InputType.FILE</text:span><text:span text:style-name="T277"><text:s/>or<text:s/></text:span><text:span text:style-name="T278">InputType.URL</text:span><text:span text:style-name="T279"><text:s/>would be returned by<text:s/></text:span><text:span text:style-name="T280">getInputType()</text:span><text:span text:style-name="T281"><text:s/>rather than<text:s/></text:span><text:span text:style-name="T282">InputType.NONE</text:span><text:span text:style-name="T283">. For such input types, VStar will open a dialog for the appropriate user input and pass an input stream and name to the plug-in, accessible via<text:s/></text:span><text:span text:style-name="T284">getInputStream()</text:span><text:span text:style-name="T285"><text:s/>and<text:s/></text:span><text:span text:style-name="T286">getInputName()</text:span><text:span text:style-name="T287">.</text:span></text:p>
      <text:h text:style-name="Heading2" text:outline-level="2">Creating an Observation Sink plug-in</text:h>
      <text:p text:style-name="Normal">Here is an example of an observation sink plug-in that saves observations in a simple XML format:</text:p>
      <text:list text:style-name="LFO20" text:continue-numbering="true">
        <text:list-item>
          <text:p text:style-name="P288"><text:a xlink:href="https://github.com/AAVSO/VStar/blob/master/plugin/src/org/aavso/tools/vstar/example/plugin/ObservationSink.java" office:target-frame-name="_top" xlink:show="replace">https://github.com/AAVSO/VStar/blob/master/plugin/src/org/aavso/tools/vstar/example/plugin/ObservationSink.java</text:a></text:p>
        </text:list-item>
      </text:list>
      <text:h text:style-name="Heading2" text:outline-level="2"><text:bookmark-start text:name="_Toc397017066"/><text:soft-page-break/>Creating a Model Creator plug-in<text:bookmark-end text:name="_Toc397017066"/></text:h>
      <text:p text:style-name="Normal">See the following two source files for examples of model creator plug-ins:</text:p>
      <text:list text:style-name="LFO21" text:continue-numbering="true">
        <text:list-item>
          <text:p text:style-name="P289"><text:span text:style-name="Hyperlink">https://github.com/AAVSO/VStar/blob/m</text:span><text:span text:style-name="Hyperlink">aster/plugin/src/org/aavso/tools/vstar/external/plugin/FourierModelCreator.java</text:span></text:p>
        </text:list-item>
        <text:list-item>
          <text:p text:style-name="P290"><text:span text:style-name="Hyperlink">https://github.com/AAVSO/VStar/blob/master/plugin/src/org/aavso/tools/vstar/external/plugin/ApacheCommonsLoessFitter.java</text:span></text:p>
        </text:list-item>
      </text:list>
      <text:h text:style-name="P291" text:outline-level="2">Create an Observation Transformer plug-in</text:h>
      <text:p text:style-name="P292">See the following two source files for examples of observation transformation plug-ins:</text:p>
      <text:list text:style-name="LFO22" text:continue-numbering="true">
        <text:list-item>
          <text:p text:style-name="P293"><text:a xlink:href="https://github.com/AAVSO/VStar/blob/master/plugin/src/org/aavso/tools/vstar/external/plugin/MagnitudeBaselineShifter.java" office:target-frame-name="_top" xlink:show="replace">https://github.com/AAVSO/VStar/blob/master/plugin/src/org/aavso/tools/vstar/external/plugin/MagnitudeBaselineShifter.java</text:a></text:p>
        </text:list-item>
        <text:list-item>
          <text:p text:style-name="P294"><text:a xlink:href="https://github.com/AAVSO/VStar/blob/master/plugin/src/org/aavso/tools/vstar/external/plugin/VeLaObservationTransformer.java" office:target-frame-name="_top" xlink:show="replace">https://github.com/AAVSO/VStar/blob/master/plugin/src/org/aavso/tools/vstar/external/plugin/VeLaObservationTransformer.java</text:a></text:p>
        </text:list-item>
      </text:list>
      <text:h text:style-name="P295" text:outline-level="2"><text:bookmark-start text:name="_Toc397017067"/>Dependencies upon Additional Libraries<text:bookmark-end text:name="_Toc397017067"/></text:h>
      <text:p text:style-name="P296"><text:span text:style-name="T297">A non-trivial plug-in may be dependent upon other jar files not known to VStar. These jars must be placed into the vstar_plug</text:span><text:span text:style-name="T298">in_libs directory for use with VStar. This directory has the same root as the<text:s/></text:span><text:span text:style-name="T299">vstar_plugins<text:s/></text:span><text:span text:style-name="T300">directory.</text:span></text:p>
      <text:p text:style-name="P301"><text:span text:style-name="T302">In addition, when compiling the plug-in source code, it will be necessary to specify the corresponding jar in the classpath passed to javac. Supposing th</text:span><text:span text:style-name="T303">e jar file in question was called mylib.jar, then your javac command invocation would need to look like this under Windows:</text:span></text:p>
      <text:p text:style-name="P304"/>
      <table:table table:style-name="Table305">
        <table:table-columns>
          <table:table-column table:style-name="TableColumn306"/>
        </table:table-columns>
        <table:table-row table:style-name="TableRow307">
          <table:table-cell table:style-name="TableCell308">
            <text:p text:style-name="P309">javac –cp vstar.jar;mylib.jar my/vstar/plugin/ObservationCounter.java</text:p>
          </table:table-cell>
        </table:table-row>
      </table:table>
      <text:p text:style-name="P310"/>
      <text:p text:style-name="P311">and like this under *nix (Linux, MacOS X, Solaris<text:s/>etc):</text:p>
      <text:p text:style-name="P312"/>
      <table:table table:style-name="Table313">
        <table:table-columns>
          <table:table-column table:style-name="TableColumn314"/>
        </table:table-columns>
        <table:table-row table:style-name="TableRow315">
          <table:table-cell table:style-name="TableCell316">
            <text:p text:style-name="P317">javac –cp vstar.jar:mylib.jar my/vstar/plugin/ObservationCounter.java</text:p>
          </table:table-cell>
        </table:table-row>
      </table:table>
      <text:p text:style-name="P318"/>
      <text:p text:style-name="P319">the only difference being the semi-colon vs the colon separating the jar files.</text:p>
      <text:p text:style-name="P320">Note again that the full path to each jar file must be specified here.</text:p>
      <text:h text:style-name="Heading2" text:outline-level="2"><text:span text:style-name="T321">Plug-in Development Tool</text:span></text:h>
      <text:p text:style-name="Normal"><text:span text:style-name="T322">See here for a tool to assist in the plug-in development process:</text:span></text:p>
      <text:p text:style-name="Normal"><text:span text:style-name="T323">https://github.com/AAVSO/VStar/tree/master/plugin/plugin-dev</text:span></text:p>
      <text:h text:style-name="P324" text:outline-level="2"><text:bookmark-start text:name="_Toc397017068"/>Limitations and Constraints<text:bookmark-end text:name="_Toc397017068"/></text:h>
      <text:p text:style-name="P325">VStar constructs a single instance of each plug-in class at start up.</text:p>
      <text:p text:style-name="P326">If a plug-in class has a constructor, it must be public and parameter-less.</text:p>
      <text:p text:style-name="P327">When a plug-in object executes within the context of a WebStart-launched VStar, the WebStart sandbox places heavy constraints upon I/O. In that context, only signed jar files may open file dialogs, for example.<text:s/>Observation source plug-ins<text:s/><text:soft-page-break/>work around this by telling VStar what kind of input is expected (file, URL). VStar then opens the appropriate dialog box and passes an input stream back to the plugin-in. Further refinements may need to be made to the plug-in<text:s/>base classes to generalize I/O handling.</text:p>
      <text:h text:style-name="P328" text:outline-level="2"><text:bookmark-start text:name="_Toc397017069"/>Closing Remarks<text:bookmark-end text:name="_Toc397017069"/></text:h>
      <text:p text:style-name="P329">Plug-ins, if redistributed, must strictly be licensed under VStar’s license, AGPL 3.0, because they make use of some of VStar’s classes. Future consideration may be given to<text:s/>dual-licensing of vstar.jar under LGPL to lift this restriction.</text:p>
      <text:p text:style-name="P330"><text:span text:style-name="T331">Over time, some plug-in source code may appear in the VStar GitHub repository (by the author and others) if for no other reason than it can be made easily accessible and version controlled in</text:span><text:span text:style-name="T332"><text:s/>that location. Such code will not be located in the main source tree however, but in a plugin directory at the same level as sr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Courier" svg:font-family="Courier" style:font-family-generic="system" style:font-pitch="variable" svg:panose-1="0 0 0 0 0 0 0 0 0 0"/>
    <style:font-face style:name="Times" svg:font-family="Times" style:font-family-generic="system" style:font-pitch="variable" svg:panose-1="0 0 5 0 0 0 0 2 0 0"/>
    <style:font-face style:name="Monaco" svg:font-family="Monaco"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libri" style:font-name-asian="Times New Roman"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libri"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libri" style:font-name-asian="Times New Roman" fo:font-weight="bold" style:font-weight-asian="bold" style:font-weight-complex="bold" fo:font-size="13pt" style:font-size-asian="13pt" style:font-size-complex="13pt" fo:hyphenate="false"/>
    </style:style>
    <style:style style:name="Normal" style:display-name="Normal" style:family="paragraph">
      <style:paragraph-properties fo:margin-bottom="0.1388in"/>
      <style:text-properties fo:font-size="12pt" style:font-size-asian="12pt" style:font-size-complex="12pt" fo:language="en" fo:country="AU"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TOC1" style:display-name="TOC 1" style:family="paragraph" style:parent-style-name="Normal" style:next-style-name="Normal" style:auto-update="true">
      <style:paragraph-properties fo:margin-top="0.0833in" fo:margin-bottom="0in"/>
      <style:text-properties style:font-name="Calibri" fo:font-weight="bold" style:font-weight-asian="bold" fo:color="#548DD4" fo:hyphenate="false"/>
    </style:style>
    <style:style style:name="TOC2" style:display-name="TOC 2" style:family="paragraph" style:parent-style-name="Normal" style:next-style-name="Normal" style:auto-update="true">
      <style:paragraph-properties fo:margin-bottom="0in"/>
      <style:text-properties fo:font-size="11pt" style:font-size-asian="11pt" style:font-size-complex="11pt" fo:hyphenate="false"/>
    </style:style>
    <style:style style:name="TOC3" style:display-name="TOC 3" style:family="paragraph" style:parent-style-name="Normal" style:next-style-name="Normal" style:auto-update="true">
      <style:paragraph-properties fo:margin-bottom="0in" fo:margin-left="0.1666in">
        <style:tab-stops/>
      </style:paragraph-properties>
      <style:text-properties fo:font-style="italic" style:font-style-asian="italic" fo:font-size="11pt" style:font-size-asian="11pt" style:font-size-complex="11pt" fo:hyphenate="false"/>
    </style:style>
    <style:style style:name="TOC4" style:display-name="TOC 4" style:family="paragraph" style:parent-style-name="Normal" style:next-style-name="Normal" style:auto-update="true">
      <style:paragraph-properties fo:margin-bottom="0in" fo:margin-left="0.3333in">
        <style:tab-stops/>
      </style:paragraph-properties>
      <style:text-properties fo:font-size="10pt" style:font-size-asian="10pt" style:font-size-complex="10pt" fo:hyphenate="false"/>
    </style:style>
    <style:style style:name="TOC5" style:display-name="TOC 5" style:family="paragraph" style:parent-style-name="Normal" style:next-style-name="Normal" style:auto-update="true">
      <style:paragraph-properties fo:margin-bottom="0in" fo:margin-left="0.5in">
        <style:tab-stops/>
      </style:paragraph-properties>
      <style:text-properties fo:font-size="10pt" style:font-size-asian="10pt" style:font-size-complex="10pt" fo:hyphenate="false"/>
    </style:style>
    <style:style style:name="TOC6" style:display-name="TOC 6" style:family="paragraph" style:parent-style-name="Normal" style:next-style-name="Normal" style:auto-update="true">
      <style:paragraph-properties fo:margin-bottom="0in" fo:margin-left="0.6666in">
        <style:tab-stops/>
      </style:paragraph-properties>
      <style:text-properties fo:font-size="10pt" style:font-size-asian="10pt" style:font-size-complex="10pt" fo:hyphenate="false"/>
    </style:style>
    <style:style style:name="TOC7" style:display-name="TOC 7" style:family="paragraph" style:parent-style-name="Normal" style:next-style-name="Normal" style:auto-update="true">
      <style:paragraph-properties fo:margin-bottom="0in" fo:margin-left="0.8333in">
        <style:tab-stops/>
      </style:paragraph-properties>
      <style:text-properties fo:font-size="10pt" style:font-size-asian="10pt" style:font-size-complex="10pt" fo:hyphenate="false"/>
    </style:style>
    <style:style style:name="TOC8" style:display-name="TOC 8" style:family="paragraph" style:parent-style-name="Normal" style:next-style-name="Normal" style:auto-update="true">
      <style:paragraph-properties fo:margin-bottom="0in" fo:margin-left="1in">
        <style:tab-stops/>
      </style:paragraph-properties>
      <style:text-properties fo:font-size="10pt" style:font-size-asian="10pt" style:font-size-complex="10pt" fo:hyphenate="false"/>
    </style:style>
    <style:style style:name="TOC9" style:display-name="TOC 9" style:family="paragraph" style:parent-style-name="Normal" style:next-style-name="Normal" style:auto-update="true">
      <style:paragraph-properties fo:margin-bottom="0in" fo:margin-left="1.1666in">
        <style:tab-stops/>
      </style:paragraph-properties>
      <style:text-properties fo:font-size="10pt" style:font-size-asian="10pt" style:font-size-complex="10pt" fo:hyphenate="false"/>
    </style:style>
    <style:style style:name="Framecontents" style:display-name="Frame contents" style:family="paragraph" style:parent-style-name="Textbody">
      <style:text-properties fo:hyphenate="true"/>
    </style:style>
    <style:style style:name="TableContents" style:display-name="Table Contents"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Heading1Char" style:display-name="Heading 1 Char" style:family="text" style:parent-style-name="DefaultParagraphFont">
      <style:text-properties style:font-name="Calibri" style:font-name-asian="Times New Roman"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Heading3Char" style:display-name="Heading 3 Char" style:family="text" style:parent-style-name="DefaultParagraphFont">
      <style:text-properties style:font-name="Calibri" style:font-name-asian="Times New Roman" style:font-name-complex="Times New Roman" fo:font-weight="bold" style:font-weight-asian="bold" style:font-weight-complex="bold"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38in" fo:page-height="11.6944in" style:print-orientation="portrait" fo:margin-top="0.5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name="Frame1" text:anchor-type="paragraph" svg:x="0in" svg:y="0.00079in" svg:width="0.01597in" svg:height="0.01597in" style:rel-width="scale" style:rel-height="scale"><draw:text-box><text:p text:style-name="Footer"><text:span text:style-name="PageNumber"><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avid Benn</meta:initial-creator>
    <dc:creator>Paul York</dc:creator>
    <meta:creation-date>2021-01-10T02:28:00Z</meta:creation-date>
    <dc:date>2021-01-10T02:28:00Z</dc:date>
    <meta:print-date>2018-08-28T01:22:00Z</meta:print-date>
    <meta:template xlink:href="Normal.dotm" xlink:type="simple"/>
    <meta:editing-cycles>2</meta:editing-cycles>
    <meta:editing-duration>PT120S</meta:editing-duration>
    <meta:document-statistic meta:page-count="8" meta:paragraph-count="32" meta:word-count="2405" meta:character-count="16084" meta:row-count="114" meta:non-whitespace-character-count="13711"/>
  </office:meta>
</office:document-meta>
</file>